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T20_217" style:family="text"/>
    <style:style style:name="T20_218" style:family="text"/>
    <style:style style:name="T20_219" style:family="text"/>
    <style:style style:name="T20_220" style:family="text"/>
    <style:style style:name="T20_221" style:family="text"/>
    <style:style style:name="T20_222" style:family="text"/>
    <style:style style:name="T20_223" style:family="text"/>
    <style:style style:name="T20_224" style:family="text"/>
    <style:style style:name="T20_225" style:family="text"/>
    <style:style style:name="T20_226" style:family="text"/>
    <style:style style:name="T20_227" style:family="text"/>
    <style:style style:name="T20_228" style:family="text"/>
    <style:style style:name="T20_229" style:family="text"/>
    <style:style style:name="T20_230" style:family="text"/>
    <style:style style:name="T20_231" style:family="text"/>
    <style:style style:name="T20_232" style:family="text"/>
    <style:style style:name="T20_233" style:family="text"/>
    <style:style style:name="T20_234" style:family="text"/>
    <style:style style:name="T20_235" style:family="text"/>
    <style:style style:name="T20_236" style:family="text"/>
    <style:style style:name="T20_237" style:family="text"/>
    <style:style style:name="T20_238" style:family="text"/>
    <style:style style:name="T20_239" style:family="text"/>
    <style:style style:name="T20_240" style:family="text"/>
    <style:style style:name="T20_241" style:family="text"/>
    <style:style style:name="T20_242" style:family="text"/>
    <style:style style:name="T20_243" style:family="text"/>
    <style:style style:name="T20_244" style:family="text"/>
    <style:style style:name="T20_245" style:family="text"/>
    <style:style style:name="T20_246" style:family="text"/>
    <style:style style:name="T20_247" style:family="text"/>
    <style:style style:name="T20_248" style:family="text"/>
    <style:style style:name="T20_249" style:family="text"/>
    <style:style style:name="T20_250" style:family="text"/>
    <style:style style:name="T20_251" style:family="text"/>
    <style:style style:name="T20_252" style:family="text"/>
    <style:style style:name="T20_253" style:family="text"/>
    <style:style style:name="T20_254" style:family="text"/>
    <style:style style:name="T20_255" style:family="text"/>
    <style:style style:name="T20_256" style:family="text"/>
    <style:style style:name="T20_257" style:family="text"/>
    <style:style style:name="T20_258" style:family="text"/>
    <style:style style:name="T20_259" style:family="text"/>
    <style:style style:name="T20_260" style:family="text"/>
    <style:style style:name="T20_261" style:family="text"/>
    <style:style style:name="T20_262" style:family="text"/>
    <style:style style:name="T20_263" style:family="text"/>
    <style:style style:name="T20_264" style:family="text"/>
    <style:style style:name="T20_265" style:family="text"/>
    <style:style style:name="T20_266" style:family="text"/>
    <style:style style:name="T20_267" style:family="text"/>
    <style:style style:name="T20_268" style:family="text"/>
    <style:style style:name="T20_269" style:family="text"/>
    <style:style style:name="T20_270" style:family="text"/>
    <style:style style:name="T20_271" style:family="text"/>
    <style:style style:name="T20_272" style:family="text"/>
    <style:style style:name="T20_273" style:family="text"/>
    <style:style style:name="T20_274" style:family="text"/>
    <style:style style:name="T20_275" style:family="text"/>
    <style:style style:name="T20_276" style:family="text"/>
    <style:style style:name="T20_277" style:family="text"/>
    <style:style style:name="T20_278" style:family="text"/>
    <style:style style:name="T20_279" style:family="text"/>
    <style:style style:name="T20_280" style:family="text"/>
    <style:style style:name="T20_281" style:family="text"/>
    <style:style style:name="T20_282" style:family="text"/>
    <style:style style:name="T20_283" style:family="text"/>
    <style:style style:name="T20_284" style:family="text"/>
    <style:style style:name="T20_285" style:family="text"/>
    <style:style style:name="T20_286" style:family="text"/>
    <style:style style:name="T20_287" style:family="text"/>
    <style:style style:name="T20_288" style:family="text"/>
    <style:style style:name="T20_289" style:family="text"/>
    <style:style style:name="T20_290" style:family="text"/>
    <style:style style:name="T20_291" style:family="text"/>
    <style:style style:name="T20_292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T24_185" style:family="text"/>
    <style:style style:name="T24_186" style:family="text"/>
    <style:style style:name="T24_187" style:family="text"/>
    <style:style style:name="T24_188" style:family="text"/>
    <style:style style:name="T24_189" style:family="text"/>
    <style:style style:name="T24_190" style:family="text"/>
    <style:style style:name="T24_191" style:family="text"/>
    <style:style style:name="T24_192" style:family="text"/>
    <style:style style:name="T24_193" style:family="text"/>
    <style:style style:name="T24_194" style:family="text"/>
    <style:style style:name="T24_195" style:family="text"/>
    <style:style style:name="T24_196" style:family="text"/>
    <style:style style:name="T24_197" style:family="text"/>
    <style:style style:name="T24_198" style:family="text"/>
    <style:style style:name="T24_199" style:family="text"/>
    <style:style style:name="T24_200" style:family="text"/>
    <style:style style:name="T24_201" style:family="text"/>
    <style:style style:name="T24_202" style:family="text"/>
    <style:style style:name="T24_203" style:family="text"/>
    <style:style style:name="T24_204" style:family="text"/>
    <style:style style:name="T24_205" style:family="text"/>
    <style:style style:name="T24_206" style:family="text"/>
    <style:style style:name="T24_207" style:family="text"/>
    <style:style style:name="T24_208" style:family="text"/>
    <style:style style:name="T24_209" style:family="text"/>
    <style:style style:name="T24_210" style:family="text"/>
    <style:style style:name="T24_211" style:family="text"/>
    <style:style style:name="T24_212" style:family="text"/>
    <style:style style:name="T24_213" style:family="text"/>
    <style:style style:name="T24_214" style:family="text"/>
    <style:style style:name="T24_215" style:family="text"/>
    <style:style style:name="T24_216" style:family="text"/>
    <style:style style:name="T24_217" style:family="text"/>
    <style:style style:name="T24_218" style:family="text"/>
    <style:style style:name="T24_219" style:family="text"/>
    <style:style style:name="T24_220" style:family="text"/>
    <style:style style:name="T24_221" style:family="text"/>
    <style:style style:name="T24_222" style:family="text"/>
    <style:style style:name="T24_223" style:family="text"/>
    <style:style style:name="T24_224" style:family="text"/>
    <style:style style:name="T24_225" style:family="text"/>
    <style:style style:name="T24_226" style:family="text"/>
    <style:style style:name="T24_227" style:family="text"/>
    <style:style style:name="T24_228" style:family="text"/>
    <style:style style:name="T24_229" style:family="text"/>
    <style:style style:name="T24_230" style:family="text"/>
    <style:style style:name="T24_231" style:family="text"/>
    <style:style style:name="T24_232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 style:parent-style-name="Standard"/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/>
    <style:style style:name="T27_15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T35_21" style:family="text"/>
    <style:style style:name="T35_22" style:family="text">
      <style:text-properties fo:color="#1155cc" style:text-underline-style="solid" style:text-underline-color="font-color"/>
    </style:style>
    <style:style style:name="T35_23" style:family="text"/>
    <style:style style:name="T35_24" style:family="text">
      <style:text-properties fo:color="#1155cc" style:text-underline-style="solid" style:text-underline-color="font-color"/>
    </style:style>
    <style:style style:name="T35_25" style:family="text"/>
    <style:style style:name="T35_26" style:family="text">
      <style:text-properties fo:color="#1155cc" style:text-underline-style="solid" style:text-underline-color="font-color"/>
    </style:style>
    <style:style style:name="T35_27" style:family="text"/>
    <style:style style:name="T35_28" style:family="text">
      <style:text-properties fo:color="#1155cc" style:text-underline-style="solid" style:text-underline-color="font-color"/>
    </style:style>
    <style:style style:name="T35_29" style:family="text"/>
    <style:style style:name="T35_30" style:family="text">
      <style:text-properties fo:color="#1155cc" style:text-underline-style="solid" style:text-underline-color="font-color"/>
    </style:style>
    <style:style style:name="T35_31" style:family="text"/>
    <style:style style:name="T35_32" style:family="text">
      <style:text-properties fo:color="#1155cc" style:text-underline-style="solid" style:text-underline-color="font-color"/>
    </style:style>
    <style:style style:name="T35_33" style:family="text"/>
    <style:style style:name="T35_34" style:family="text">
      <style:text-properties fo:color="#1155cc" style:text-underline-style="solid" style:text-underline-color="font-color"/>
    </style:style>
    <style:style style:name="T35_35" style:family="text"/>
    <style:style style:name="T35_36" style:family="text">
      <style:text-properties fo:color="#1155cc" style:text-underline-style="solid" style:text-underline-color="font-color"/>
    </style:style>
    <style:style style:name="T35_37" style:family="text"/>
    <style:style style:name="T35_38" style:family="text">
      <style:text-properties fo:color="#1155cc" style:text-underline-style="solid" style:text-underline-color="font-color"/>
    </style:style>
    <style:style style:name="T35_39" style:family="text"/>
    <style:style style:name="T35_40" style:family="text">
      <style:text-properties fo:color="#1155cc" style:text-underline-style="solid" style:text-underline-color="font-color"/>
    </style:style>
    <style:style style:name="T35_41" style:family="text"/>
    <style:style style:name="T35_42" style:family="text">
      <style:text-properties fo:color="#1155cc" style:text-underline-style="solid" style:text-underline-color="font-color"/>
    </style:style>
    <style:style style:name="T35_43" style:family="text"/>
    <style:style style:name="T35_44" style:family="text">
      <style:text-properties fo:color="#1155cc" style:text-underline-style="solid" style:text-underline-color="font-color"/>
    </style:style>
    <style:style style:name="T35_45" style:family="text"/>
    <style:style style:name="T35_46" style:family="text">
      <style:text-properties fo:color="#1155cc" style:text-underline-style="solid" style:text-underline-color="font-color"/>
    </style:style>
    <style:style style:name="T35_47" style:family="text"/>
    <style:style style:name="T35_48" style:family="text">
      <style:text-properties fo:color="#1155cc" style:text-underline-style="solid" style:text-underline-color="font-color"/>
    </style:style>
    <style:style style:name="T35_49" style:family="text"/>
    <style:style style:name="T35_50" style:family="text">
      <style:text-properties fo:color="#1155cc" style:text-underline-style="solid" style:text-underline-color="font-color"/>
    </style:style>
    <style:style style:name="T35_51" style:family="text"/>
    <style:style style:name="T35_52" style:family="text">
      <style:text-properties fo:color="#1155cc" style:text-underline-style="solid" style:text-underline-color="font-color"/>
    </style:style>
    <style:style style:name="T35_53" style:family="text"/>
    <style:style style:name="T35_54" style:family="text">
      <style:text-properties fo:color="#1155cc" style:text-underline-style="solid" style:text-underline-color="font-color"/>
    </style:style>
    <style:style style:name="T35_55" style:family="text"/>
    <style:style style:name="T35_56" style:family="text">
      <style:text-properties fo:color="#1155cc" style:text-underline-style="solid" style:text-underline-color="font-color"/>
    </style:style>
    <style:style style:name="T35_57" style:family="text"/>
    <style:style style:name="T35_58" style:family="text">
      <style:text-properties fo:color="#1155cc" style:text-underline-style="solid" style:text-underline-color="font-color"/>
    </style:style>
    <style:style style:name="T35_59" style:family="text"/>
    <style:style style:name="T35_60" style:family="text">
      <style:text-properties fo:color="#1155cc" style:text-underline-style="solid" style:text-underline-color="font-color"/>
    </style:style>
    <style:style style:name="T35_61" style:family="text"/>
    <style:style style:name="T35_62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T36_31" style:family="text"/>
    <style:style style:name="T36_32" style:family="text">
      <style:text-properties fo:color="#1155cc" style:text-underline-style="solid" style:text-underline-color="font-color"/>
    </style:style>
    <style:style style:name="T36_33" style:family="text"/>
    <style:style style:name="T36_34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</office:automatic-styles>
  <office:body>
    <office:text>
      <text:p text:style-name="P1"><text:span text:style-name="T1_1">The</text:span><text:span text:style-name="T1_2"><text:s/></text:span><text:span text:style-name="T1_3">Blueblood</text:span><text:span text:style-name="T1_4"><text:s/></text:span><text:span text:style-name="T1_5">Chronicles</text:span></text:p>
      <text:p text:style-name="P2"><text:span text:style-name="T2_1">Tagi</text:span><text:span text:style-name="T2_2">:<text:s/>[</text:span><text:span text:style-name="T2_3">Romance</text:span><text:span text:style-name="T2_4">],<text:s/>[</text:span><text:span text:style-name="T2_5">Comedy</text:span><text:span text:style-name="T2_6">],<text:s/>[</text:span><text:span text:style-name="T2_7">Slice</text:span><text:span text:style-name="T2_8"><text:s/></text:span><text:span text:style-name="T2_9">of</text:span><text:span text:style-name="T2_10"><text:s/></text:span><text:span text:style-name="T2_11">Life</text:span><text:span text:style-name="T2_12">]</text:span></text:p>
      <text:p text:style-name="P3"><text:span text:style-name="T3_1">Autor</text:span><text:span text:style-name="T3_2">:<text:s/></text:span><text:span text:style-name="T3_3">Rune</text:span><text:span text:style-name="T3_4"><text:s/></text:span><text:span text:style-name="T3_5">Soldier</text:span><text:span text:style-name="T3_6"><text:s/></text:span><text:span text:style-name="T3_7">Dan</text:span></text:p>
      <text:p text:style-name="P4"><text:span text:style-name="T4_1">link</text:span><text:span text:style-name="T4_2">:<text:s/></text:span><text:span text:style-name="T4_3">http</text:span><text:span text:style-name="T4_4">://</text:span><text:span text:style-name="T4_5">www</text:span><text:span text:style-name="T4_6">.</text:span><text:span text:style-name="T4_7">fimfiction</text:span><text:span text:style-name="T4_8">.</text:span><text:span text:style-name="T4_9">net</text:span><text:span text:style-name="T4_10">/</text:span><text:span text:style-name="T4_11">story</text:span><text:span text:style-name="T4_12">/33022/</text:span><text:span text:style-name="T4_13">the</text:span><text:span text:style-name="T4_14">-</text:span><text:span text:style-name="T4_15">blueblood</text:span><text:span text:style-name="T4_16">-</text:span><text:span text:style-name="T4_17">chronicles</text:span></text:p>
      <text:p text:style-name="P5"/>
      <text:p text:style-name="P6"><text:span text:style-name="T6_1">Gandzia</text:span></text:p>
      <text:p text:style-name="P7"/>
      <text:p text:style-name="P8"/>
      <text:p text:style-name="P9"/>
      <text:p text:style-name="P10"><text:span text:style-name="T10_1">Nie</text:span><text:span text:style-name="T10_2"><text:s/></text:span><text:span text:style-name="T10_3">ma</text:span><text:span text:style-name="T10_4"><text:s/></text:span><text:span text:style-name="T10_5">chyba</text:span><text:span text:style-name="T10_6"><text:s/></text:span><text:span text:style-name="T10_7">bardziej</text:span><text:span text:style-name="T10_8"><text:s/></text:span><text:span text:style-name="T10_9">znienawidzonej</text:span><text:span text:style-name="T10_10"><text:s/></text:span><text:span text:style-name="T10_11">przez</text:span><text:span text:style-name="T10_12"><text:s/></text:span><text:span text:style-name="T10_13">fandom</text:span><text:span text:style-name="T10_14"><text:s/></text:span><text:span text:style-name="T10_15">postaci</text:span><text:span text:style-name="T10_16"><text:s/></text:span><text:span text:style-name="T10_17">niż</text:span><text:span text:style-name="T10_18"><text:s/></text:span><text:span text:style-name="T10_19">książę</text:span><text:span text:style-name="T10_20"><text:s/></text:span><text:span text:style-name="T10_21">Blueblood</text:span><text:span text:style-name="T10_22">.<text:s/></text:span><text:span text:style-name="T10_23">Od</text:span><text:span text:style-name="T10_24"><text:s/></text:span><text:span text:style-name="T10_25">początku</text:span><text:span text:style-name="T10_26"><text:s/></text:span><text:span text:style-name="T10_27">swojego</text:span><text:span text:style-name="T10_28"><text:s/></text:span><text:span text:style-name="T10_29">występu</text:span><text:span text:style-name="T10_30"><text:s/></text:span><text:span text:style-name="T10_31">w</text:span><text:span text:style-name="T10_32"><text:s/></text:span><text:span text:style-name="T10_33">finale</text:span><text:span text:style-name="T10_34"><text:s/></text:span><text:span text:style-name="T10_35">pierwszego</text:span><text:span text:style-name="T10_36"><text:s/></text:span><text:span text:style-name="T10_37">sezonu</text:span><text:span text:style-name="T10_38"><text:s/></text:span><text:span text:style-name="T10_39">ten</text:span><text:span text:style-name="T10_40"><text:s/></text:span><text:span text:style-name="T10_41">ogier</text:span><text:span text:style-name="T10_42"><text:s/></text:span><text:span text:style-name="T10_43">budził</text:span><text:span text:style-name="T10_44"><text:s/></text:span><text:span text:style-name="T10_45">w</text:span><text:span text:style-name="T10_46"><text:s/></text:span><text:span text:style-name="T10_47">widzach</text:span><text:span text:style-name="T10_48"><text:s/></text:span><text:span text:style-name="T10_49">uczucia</text:span><text:span text:style-name="T10_50"><text:s/></text:span><text:span text:style-name="T10_51">skrajnie</text:span><text:span text:style-name="T10_52"><text:s/></text:span><text:span text:style-name="T10_53">negatywne</text:span><text:span text:style-name="T10_54">.<text:s/></text:span><text:span text:style-name="T10_55">Trend</text:span><text:span text:style-name="T10_56"><text:s/></text:span><text:span text:style-name="T10_57">ten</text:span><text:span text:style-name="T10_58"><text:s/></text:span><text:span text:style-name="T10_59">podłapali</text:span><text:span text:style-name="T10_60"><text:s/></text:span><text:span text:style-name="T10_61">twórcy</text:span><text:span text:style-name="T10_62"><text:s/></text:span><text:span text:style-name="T10_63">fanfików</text:span><text:span text:style-name="T10_64"><text:s/>–<text:s/></text:span><text:span text:style-name="T10_65">wielokrotnie</text:span><text:span text:style-name="T10_66"><text:s/></text:span><text:span text:style-name="T10_67">czytaliśmy</text:span><text:span text:style-name="T10_68"><text:s/></text:span><text:span text:style-name="T10_69">już</text:span><text:span text:style-name="T10_70">,<text:s/></text:span><text:span text:style-name="T10_71">jak</text:span><text:span text:style-name="T10_72"><text:s/></text:span><text:span text:style-name="T10_73">to</text:span><text:span text:style-name="T10_74"><text:s/></text:span><text:span text:style-name="T10_75">ten</text:span><text:span text:style-name="T10_76"><text:s/></text:span><text:span text:style-name="T10_77">arystokratyczny</text:span><text:span text:style-name="T10_78"><text:s/></text:span><text:span text:style-name="T10_79">nieudacznik</text:span><text:span text:style-name="T10_80"><text:s/></text:span><text:span text:style-name="T10_81">jest</text:span><text:span text:style-name="T10_82"><text:s/></text:span><text:span text:style-name="T10_83">poniżany</text:span><text:span text:style-name="T10_84"><text:s/></text:span><text:span text:style-name="T10_85">i</text:span><text:span text:style-name="T10_86"><text:s/></text:span><text:span text:style-name="T10_87">ośmieszany</text:span><text:span text:style-name="T10_88">,<text:s/></text:span><text:span text:style-name="T10_89">jak</text:span><text:span text:style-name="T10_90"><text:s/></text:span><text:span text:style-name="T10_91">kreowany</text:span><text:span text:style-name="T10_92"><text:s/></text:span><text:span text:style-name="T10_93">jest</text:span><text:span text:style-name="T10_94"><text:s/></text:span><text:span text:style-name="T10_95">na</text:span><text:span text:style-name="T10_96"><text:s/></text:span><text:span text:style-name="T10_97">zwykłego</text:span><text:span text:style-name="T10_98"><text:s/></text:span><text:span text:style-name="T10_99">głupca</text:span><text:span text:style-name="T10_100">,<text:s/></text:span><text:span text:style-name="T10_101">który</text:span><text:span text:style-name="T10_102"><text:s/></text:span><text:span text:style-name="T10_103">nie</text:span><text:span text:style-name="T10_104"><text:s/></text:span><text:span text:style-name="T10_105">potrafi</text:span><text:span text:style-name="T10_106"><text:s/></text:span><text:span text:style-name="T10_107">nic</text:span><text:span text:style-name="T10_108"><text:s/></text:span><text:span text:style-name="T10_109">poza</text:span><text:span text:style-name="T10_110"><text:s/></text:span><text:span text:style-name="T10_111">ładnym</text:span><text:span text:style-name="T10_112"><text:s/></text:span><text:span text:style-name="T10_113">wyglądaniem</text:span><text:span text:style-name="T10_114"><text:s/></text:span><text:span text:style-name="T10_115">i</text:span><text:span text:style-name="T10_116"><text:s/></text:span><text:span text:style-name="T10_117">denerwowaniem</text:span><text:span text:style-name="T10_118"><text:s/></text:span><text:span text:style-name="T10_119">wszystkich</text:span><text:span text:style-name="T10_120"><text:s/></text:span><text:span text:style-name="T10_121">w</text:span><text:span text:style-name="T10_122"><text:s/></text:span><text:span text:style-name="T10_123">promieniu</text:span><text:span text:style-name="T10_124"><text:s/></text:span><text:span text:style-name="T10_125">kilkuset</text:span><text:span text:style-name="T10_126"><text:s/></text:span><text:span text:style-name="T10_127">metrów</text:span><text:span text:style-name="T10_128">.<text:s/></text:span><text:span text:style-name="T10_129">W</text:span><text:span text:style-name="T10_130"><text:s/></text:span><text:span text:style-name="T10_131">efekcie</text:span><text:span text:style-name="T10_132"><text:s/></text:span><text:span text:style-name="T10_133">znalezienie</text:span><text:span text:style-name="T10_134"><text:s/></text:span><text:span text:style-name="T10_135">opowiadania</text:span><text:span text:style-name="T10_136">,<text:s/></text:span><text:span text:style-name="T10_137">w</text:span><text:span text:style-name="T10_138"><text:s/></text:span><text:span text:style-name="T10_139">którym</text:span><text:span text:style-name="T10_140"><text:s/></text:span><text:span text:style-name="T10_141">Blueblood</text:span><text:span text:style-name="T10_142"><text:s/></text:span><text:span text:style-name="T10_143">byłby</text:span><text:span text:style-name="T10_144"><text:s/></text:span><text:span text:style-name="T10_145">przedstawiony</text:span><text:span text:style-name="T10_146"><text:s/></text:span><text:span text:style-name="T10_147">inaczej</text:span><text:span text:style-name="T10_148">,<text:s/></text:span><text:span text:style-name="T10_149">graniczy</text:span><text:span text:style-name="T10_150"><text:s/></text:span><text:span text:style-name="T10_151">z</text:span><text:span text:style-name="T10_152"><text:s/></text:span><text:span text:style-name="T10_153">cudem</text:span><text:span text:style-name="T10_154">.<text:s/></text:span><text:span text:style-name="T10_155">Sam</text:span><text:span text:style-name="T10_156"><text:s/></text:span><text:span text:style-name="T10_157">szukałem</text:span><text:span text:style-name="T10_158"><text:s/></text:span><text:span text:style-name="T10_159">długo</text:span><text:span text:style-name="T10_160">,<text:s/></text:span><text:span text:style-name="T10_161">aż</text:span><text:span text:style-name="T10_162"><text:s/></text:span><text:span text:style-name="T10_163">wreszcie</text:span><text:span text:style-name="T10_164"><text:s/></text:span><text:span text:style-name="T10_165">z</text:span><text:span text:style-name="T10_166"><text:s/></text:span><text:span text:style-name="T10_167">pomocą</text:span><text:span text:style-name="T10_168"><text:s/></text:span><text:span text:style-name="T10_169">przybył</text:span><text:span text:style-name="T10_170"><text:s/></text:span><text:span text:style-name="T10_171">niezawodny</text:span><text:span text:style-name="T10_172"><text:s/></text:span><text:span text:style-name="T10_173">Ghatorr</text:span><text:span text:style-name="T10_174">,<text:s/></text:span><text:span text:style-name="T10_175">podrzucając</text:span><text:span text:style-name="T10_176"><text:s/></text:span><text:span text:style-name="T10_177">mi</text:span><text:span text:style-name="T10_178"><text:s/>„</text:span><text:span text:style-name="T10_179">The</text:span><text:span text:style-name="T10_180"><text:s/></text:span><text:span text:style-name="T10_181">Blueblood</text:span><text:span text:style-name="T10_182"><text:s/></text:span><text:span text:style-name="T10_183">Chronicles</text:span><text:span text:style-name="T10_184">”,<text:s/></text:span><text:span text:style-name="T10_185">fanfik</text:span><text:span text:style-name="T10_186"><text:s/></text:span><text:span text:style-name="T10_187">autorstwa</text:span><text:span text:style-name="T10_188"><text:s/></text:span><text:span text:style-name="T10_189">Rune</text:span><text:span text:style-name="T10_190"><text:s/></text:span><text:span text:style-name="T10_191">Soldier</text:span><text:span text:style-name="T10_192"><text:s/></text:span><text:span text:style-name="T10_193">Dana</text:span><text:span text:style-name="T10_194">.</text:span></text:p>
      <text:p text:style-name="P11"/>
      <text:p text:style-name="P12"><text:span text:style-name="T12_1">Czym</text:span><text:span text:style-name="T12_2"><text:s/></text:span><text:span text:style-name="T12_3">są</text:span><text:span text:style-name="T12_4"><text:s/>„</text:span><text:span text:style-name="T12_5">Kroniki</text:span><text:span text:style-name="T12_6"><text:s/></text:span><text:span text:style-name="T12_7">Blueblooda</text:span><text:span text:style-name="T12_8">”?<text:s/></text:span><text:span text:style-name="T12_9">Najprościej</text:span><text:span text:style-name="T12_10"><text:s/></text:span><text:span text:style-name="T12_11">określić</text:span><text:span text:style-name="T12_12"><text:s/></text:span><text:span text:style-name="T12_13">je</text:span><text:span text:style-name="T12_14"><text:s/></text:span><text:span text:style-name="T12_15">jako</text:span><text:span text:style-name="T12_16"><text:s/></text:span><text:span text:style-name="T12_17">komedię</text:span><text:span text:style-name="T12_18"><text:s/></text:span><text:span text:style-name="T12_19">romantyczną</text:span><text:span text:style-name="T12_20">.<text:s/></text:span><text:span text:style-name="T12_21">Zawiedzie</text:span><text:span text:style-name="T12_22"><text:s/></text:span><text:span text:style-name="T12_23">się</text:span><text:span text:style-name="T12_24"><text:s/></text:span><text:span text:style-name="T12_25">jednak</text:span><text:span text:style-name="T12_26"><text:s/></text:span><text:span text:style-name="T12_27">ten</text:span><text:span text:style-name="T12_28">,<text:s/></text:span><text:span text:style-name="T12_29">kto</text:span><text:span text:style-name="T12_30"><text:s/></text:span><text:span text:style-name="T12_31">spodziewał</text:span><text:span text:style-name="T12_32"><text:s/></text:span><text:span text:style-name="T12_33">się</text:span><text:span text:style-name="T12_34"><text:s/></text:span><text:span text:style-name="T12_35">wesołej</text:span><text:span text:style-name="T12_36"><text:s/></text:span><text:span text:style-name="T12_37">opowieści</text:span><text:span text:style-name="T12_38"><text:s/></text:span><text:span text:style-name="T12_39">o</text:span><text:span text:style-name="T12_40"><text:s/></text:span><text:span text:style-name="T12_41">radosnym</text:span><text:span text:style-name="T12_42"><text:s/></text:span><text:span text:style-name="T12_43">puchaniu</text:span><text:span text:style-name="T12_44"><text:s/></text:span><text:span text:style-name="T12_45">w</text:span><text:span text:style-name="T12_46"><text:s/></text:span><text:span text:style-name="T12_47">stylu</text:span><text:span text:style-name="T12_48"><text:s/>„</text:span><text:span text:style-name="T12_49">The</text:span><text:span text:style-name="T12_50"><text:s/></text:span><text:span text:style-name="T12_51">Life</text:span><text:span text:style-name="T12_52"><text:s/></text:span><text:span text:style-name="T12_53">and</text:span><text:span text:style-name="T12_54"><text:s/></text:span><text:span text:style-name="T12_55">Times</text:span><text:span text:style-name="T12_56"><text:s/></text:span><text:span text:style-name="T12_57">of</text:span><text:span text:style-name="T12_58"><text:s/></text:span><text:span text:style-name="T12_59">a</text:span><text:span text:style-name="T12_60"><text:s/></text:span><text:span text:style-name="T12_61">Winning</text:span><text:span text:style-name="T12_62"><text:s/></text:span><text:span text:style-name="T12_63">Pony</text:span><text:span text:style-name="T12_64">”.<text:s/></text:span><text:span text:style-name="T12_65">Zamiast</text:span><text:span text:style-name="T12_66"><text:s/></text:span><text:span text:style-name="T12_67">fanfikowego</text:span><text:span text:style-name="T12_68"><text:s/></text:span><text:span text:style-name="T12_69">odpowiednika</text:span><text:span text:style-name="T12_70"><text:s/>„</text:span><text:span text:style-name="T12_71">American</text:span><text:span text:style-name="T12_72"><text:s/></text:span><text:span text:style-name="T12_73">Pie</text:span><text:span text:style-name="T12_74">”<text:s/></text:span><text:span text:style-name="T12_75">dostajemy</text:span><text:span text:style-name="T12_76"><text:s/></text:span><text:span text:style-name="T12_77">coś</text:span><text:span text:style-name="T12_78">,<text:s/></text:span><text:span text:style-name="T12_79">czemu</text:span><text:span text:style-name="T12_80"><text:s/></text:span><text:span text:style-name="T12_81">bliżej</text:span><text:span text:style-name="T12_82"><text:s/></text:span><text:span text:style-name="T12_83">jest</text:span><text:span text:style-name="T12_84"><text:s/></text:span><text:span text:style-name="T12_85">do</text:span><text:span text:style-name="T12_86"><text:s/></text:span><text:span text:style-name="T12_87">klasyki</text:span><text:span text:style-name="T12_88"><text:s/></text:span><text:span text:style-name="T12_89">w</text:span><text:span text:style-name="T12_90"><text:s/></text:span><text:span text:style-name="T12_91">rodzaju</text:span><text:span text:style-name="T12_92"><text:s/></text:span><text:span text:style-name="T12_93">pamiętnego</text:span><text:span text:style-name="T12_94"><text:s/>„</text:span><text:span text:style-name="T12_95">Cztery</text:span><text:span text:style-name="T12_96"><text:s/></text:span><text:span text:style-name="T12_97">wesela</text:span><text:span text:style-name="T12_98"><text:s/></text:span><text:span text:style-name="T12_99">i</text:span><text:span text:style-name="T12_100"><text:s/></text:span><text:span text:style-name="T12_101">pogrzeb</text:span><text:span text:style-name="T12_102">”.</text:span></text:p>
      <text:p text:style-name="P13"/>
      <text:p text:style-name="P14"><text:span text:style-name="T14_1">Fabułę</text:span><text:span text:style-name="T14_2"><text:s/></text:span><text:span text:style-name="T14_3">opowiadania</text:span><text:span text:style-name="T14_4"><text:s/></text:span><text:span text:style-name="T14_5">poznajemy</text:span><text:span text:style-name="T14_6"><text:s/></text:span><text:span text:style-name="T14_7">zarówno</text:span><text:span text:style-name="T14_8"><text:s/></text:span><text:span text:style-name="T14_9">za</text:span><text:span text:style-name="T14_10"><text:s/></text:span><text:span text:style-name="T14_11">pośrednictwem</text:span><text:span text:style-name="T14_12"><text:s/></text:span><text:span text:style-name="T14_13">trzecioosobowego</text:span><text:span text:style-name="T14_14"><text:s/></text:span><text:span text:style-name="T14_15">narratora</text:span><text:span text:style-name="T14_16">,<text:s/></text:span><text:span text:style-name="T14_17">jak</text:span><text:span text:style-name="T14_18"><text:s/></text:span><text:span text:style-name="T14_19">i</text:span><text:span text:style-name="T14_20"><text:s/></text:span><text:span text:style-name="T14_21">z</text:span><text:span text:style-name="T14_22"><text:s/></text:span><text:span text:style-name="T14_23">wpisów</text:span><text:span text:style-name="T14_24"><text:s/></text:span><text:span text:style-name="T14_25">z</text:span><text:span text:style-name="T14_26"><text:s/></text:span><text:span text:style-name="T14_27">pamiętnika</text:span><text:span text:style-name="T14_28"><text:s/></text:span><text:span text:style-name="T14_29">Blueblooda</text:span><text:span text:style-name="T14_30">.<text:s/></text:span><text:span text:style-name="T14_31">Przedstawione</text:span><text:span text:style-name="T14_32"><text:s/></text:span><text:span text:style-name="T14_33">w</text:span><text:span text:style-name="T14_34"><text:s/></text:span><text:span text:style-name="T14_35">fanfiku</text:span><text:span text:style-name="T14_36"><text:s/></text:span><text:span text:style-name="T14_37">wydarzenia</text:span><text:span text:style-name="T14_38"><text:s/></text:span><text:span text:style-name="T14_39">pozwalają</text:span><text:span text:style-name="T14_40"><text:s/></text:span><text:span text:style-name="T14_41">spojrzeć</text:span><text:span text:style-name="T14_42"><text:s/></text:span><text:span text:style-name="T14_43">nieco</text:span><text:span text:style-name="T14_44"><text:s/></text:span><text:span text:style-name="T14_45">przychylniej</text:span><text:span text:style-name="T14_46"><text:s/></text:span><text:span text:style-name="T14_47">na</text:span><text:span text:style-name="T14_48"><text:s/></text:span><text:span text:style-name="T14_49">postać</text:span><text:span text:style-name="T14_50"><text:s/></text:span><text:span text:style-name="T14_51">księcia</text:span><text:span text:style-name="T14_52">,<text:s/></text:span><text:span text:style-name="T14_53">ot</text:span><text:span text:style-name="T14_54">,<text:s/></text:span><text:span text:style-name="T14_55">choćby</text:span><text:span text:style-name="T14_56"><text:s/></text:span><text:span text:style-name="T14_57">na</text:span><text:span text:style-name="T14_58"><text:s/></text:span><text:span text:style-name="T14_59">jego</text:span><text:span text:style-name="T14_60"><text:s/></text:span><text:span text:style-name="T14_61">zachowanie</text:span><text:span text:style-name="T14_62"><text:s/></text:span><text:span text:style-name="T14_63">z</text:span><text:span text:style-name="T14_64"><text:s/></text:span><text:span text:style-name="T14_65">finału</text:span><text:span text:style-name="T14_66"><text:s/></text:span><text:span text:style-name="T14_67">sezonu</text:span><text:span text:style-name="T14_68"><text:s/></text:span><text:span text:style-name="T14_69">pierwszego</text:span><text:span text:style-name="T14_70">.<text:s/></text:span><text:span text:style-name="T14_71">Jak</text:span><text:span text:style-name="T14_72"><text:s/></text:span><text:span text:style-name="T14_73">zapewne</text:span><text:span text:style-name="T14_74"><text:s/></text:span><text:span text:style-name="T14_75">pamiętacie</text:span><text:span text:style-name="T14_76">,<text:s/></text:span><text:span text:style-name="T14_77">nasz</text:span><text:span text:style-name="T14_78"><text:s/></text:span><text:span text:style-name="T14_79">bohater</text:span><text:span text:style-name="T14_80"><text:s/></text:span><text:span text:style-name="T14_81">znienawidzony</text:span><text:span text:style-name="T14_82"><text:s/></text:span><text:span text:style-name="T14_83">został</text:span><text:span text:style-name="T14_84"><text:s/></text:span><text:span text:style-name="T14_85">za</text:span><text:span text:style-name="T14_86"><text:s/></text:span><text:span text:style-name="T14_87">dość</text:span><text:span text:style-name="T14_88"><text:s/>–<text:s/></text:span><text:span text:style-name="T14_89">delikatnie</text:span><text:span text:style-name="T14_90"><text:s/></text:span><text:span text:style-name="T14_91">mówiąc</text:span><text:span text:style-name="T14_92"><text:s/>–<text:s/></text:span><text:span text:style-name="T14_93">niegrzeczne</text:span><text:span text:style-name="T14_94"><text:s/></text:span><text:span text:style-name="T14_95">odrzucenie</text:span><text:span text:style-name="T14_96"><text:s/></text:span><text:span text:style-name="T14_97">zalotów</text:span><text:span text:style-name="T14_98"><text:s/></text:span><text:span text:style-name="T14_99">Rarity</text:span><text:span text:style-name="T14_100">.<text:s/></text:span><text:span text:style-name="T14_101">Prawda</text:span><text:span text:style-name="T14_102"><text:s/></text:span><text:span text:style-name="T14_103">jest</text:span><text:span text:style-name="T14_104"><text:s/></text:span><text:span text:style-name="T14_105">jednak</text:span><text:span text:style-name="T14_106"><text:s/></text:span><text:span text:style-name="T14_107">taka</text:span><text:span text:style-name="T14_108">,<text:s/></text:span><text:span text:style-name="T14_109">że</text:span><text:span text:style-name="T14_110"><text:s/></text:span><text:span text:style-name="T14_111">Blueblood</text:span><text:span text:style-name="T14_112">,<text:s/></text:span><text:span text:style-name="T14_113">jako</text:span><text:span text:style-name="T14_114"><text:s/></text:span><text:span text:style-name="T14_115">książę</text:span><text:span text:style-name="T14_116"><text:s/></text:span><text:span text:style-name="T14_117">i</text:span><text:span text:style-name="T14_118"><text:s/></text:span><text:span text:style-name="T14_119">siostrzeniec</text:span><text:span text:style-name="T14_120"><text:s/></text:span><text:span text:style-name="T14_121">samej</text:span><text:span text:style-name="T14_122"><text:s/></text:span><text:span text:style-name="T14_123">Celestii</text:span><text:span text:style-name="T14_124">,<text:s/></text:span><text:span text:style-name="T14_125">musi</text:span><text:span text:style-name="T14_126"><text:s/></text:span><text:span text:style-name="T14_127">się</text:span><text:span text:style-name="T14_128"><text:s/></text:span><text:span text:style-name="T14_129">wręcz</text:span><text:span text:style-name="T14_130"><text:s/></text:span><text:span text:style-name="T14_131">od</text:span><text:span text:style-name="T14_132"><text:s/></text:span><text:span text:style-name="T14_133">takich</text:span><text:span text:style-name="T14_134"><text:s/></text:span><text:span text:style-name="T14_135">lecących</text:span><text:span text:style-name="T14_136"><text:s/></text:span><text:span text:style-name="T14_137">na</text:span><text:span text:style-name="T14_138"><text:s/></text:span><text:span text:style-name="T14_139">jego</text:span><text:span text:style-name="T14_140"><text:s/></text:span><text:span text:style-name="T14_141">tytuł</text:span><text:span text:style-name="T14_142"><text:s/></text:span><text:span text:style-name="T14_143">i</text:span><text:span text:style-name="T14_144"><text:s/></text:span><text:span text:style-name="T14_145">wygląd</text:span><text:span text:style-name="T14_146"><text:s/></text:span><text:span text:style-name="T14_147">klaczy</text:span><text:span text:style-name="T14_148"><text:s/></text:span><text:span text:style-name="T14_149">opędzać</text:span><text:span text:style-name="T14_150">.<text:s/></text:span><text:span text:style-name="T14_151">Nie</text:span><text:span text:style-name="T14_152"><text:s/></text:span><text:span text:style-name="T14_153">znaczy</text:span><text:span text:style-name="T14_154"><text:s/></text:span><text:span text:style-name="T14_155">to</text:span><text:span text:style-name="T14_156"><text:s/></text:span><text:span text:style-name="T14_157">jednak</text:span><text:span text:style-name="T14_158">,<text:s/></text:span><text:span text:style-name="T14_159">że</text:span><text:span text:style-name="T14_160"><text:s/></text:span><text:span text:style-name="T14_161">główny</text:span><text:span text:style-name="T14_162"><text:s/></text:span><text:span text:style-name="T14_163">bohater</text:span><text:span text:style-name="T14_164"><text:s/></text:span><text:span text:style-name="T14_165">omawianego</text:span><text:span text:style-name="T14_166"><text:s/></text:span><text:span text:style-name="T14_167">opowiadania</text:span><text:span text:style-name="T14_168"><text:s/></text:span><text:span text:style-name="T14_169">nie</text:span><text:span text:style-name="T14_170"><text:s/></text:span><text:span text:style-name="T14_171">pragnie</text:span><text:span text:style-name="T14_172"><text:s/></text:span><text:span text:style-name="T14_173">miłości</text:span><text:span text:style-name="T14_174"><text:s/>–<text:s/></text:span><text:span text:style-name="T14_175">chce</text:span><text:span text:style-name="T14_176"><text:s/></text:span><text:span text:style-name="T14_177">jednak</text:span><text:span text:style-name="T14_178">,<text:s/></text:span><text:span text:style-name="T14_179">by</text:span><text:span text:style-name="T14_180"><text:s/></text:span><text:span text:style-name="T14_181">jakaś</text:span><text:span text:style-name="T14_182"><text:s/></text:span><text:span text:style-name="T14_183">klacz</text:span><text:span text:style-name="T14_184"><text:s/></text:span><text:span text:style-name="T14_185">pokochała</text:span><text:span text:style-name="T14_186"><text:s/></text:span><text:span text:style-name="T14_187">go</text:span><text:span text:style-name="T14_188"><text:s/></text:span><text:span text:style-name="T14_189">niezależnie</text:span><text:span text:style-name="T14_190"><text:s/></text:span><text:span text:style-name="T14_191">od</text:span><text:span text:style-name="T14_192"><text:s/></text:span><text:span text:style-name="T14_193">jego</text:span><text:span text:style-name="T14_194"><text:s/></text:span><text:span text:style-name="T14_195">statusu</text:span><text:span text:style-name="T14_196"><text:s/></text:span><text:span text:style-name="T14_197">społecznego</text:span><text:span text:style-name="T14_198">.</text:span></text:p>
      <text:p text:style-name="P15"/>
      <text:p text:style-name="P16"><text:span text:style-name="T16_1">Przyznać</text:span><text:span text:style-name="T16_2"><text:s/></text:span><text:span text:style-name="T16_3">muszę</text:span><text:span text:style-name="T16_4">,<text:s/></text:span><text:span text:style-name="T16_5">że</text:span><text:span text:style-name="T16_6"><text:s/></text:span><text:span text:style-name="T16_7">jak</text:span><text:span text:style-name="T16_8"><text:s/></text:span><text:span text:style-name="T16_9">żyję</text:span><text:span text:style-name="T16_10">,<text:s/></text:span><text:span text:style-name="T16_11">nie</text:span><text:span text:style-name="T16_12"><text:s/></text:span><text:span text:style-name="T16_13">widziałem</text:span><text:span text:style-name="T16_14"><text:s/></text:span><text:span text:style-name="T16_15">lepiej</text:span><text:span text:style-name="T16_16"><text:s/></text:span><text:span text:style-name="T16_17">wykreowanego</text:span><text:span text:style-name="T16_18"><text:s/></text:span><text:span text:style-name="T16_19">Blueblooda</text:span><text:span text:style-name="T16_20">.<text:s/></text:span><text:span text:style-name="T16_21">Z</text:span><text:span text:style-name="T16_22"><text:s/></text:span><text:span text:style-name="T16_23">początku</text:span><text:span text:style-name="T16_24"><text:s/></text:span><text:span text:style-name="T16_25">nienawidzący</text:span><text:span text:style-name="T16_26"><text:s/></text:span><text:span text:style-name="T16_27">brudu</text:span><text:span text:style-name="T16_28"><text:s/></text:span><text:span text:style-name="T16_29">cynik</text:span><text:span text:style-name="T16_30">,<text:s/></text:span><text:span text:style-name="T16_31">który</text:span><text:span text:style-name="T16_32"><text:s/></text:span><text:span text:style-name="T16_33">w</text:span><text:span text:style-name="T16_34"><text:s/></text:span><text:span text:style-name="T16_35">tajemnicy</text:span><text:span text:style-name="T16_36"><text:s/></text:span><text:span text:style-name="T16_37">pomaga</text:span><text:span text:style-name="T16_38"><text:s/></text:span><text:span text:style-name="T16_39">dwóm</text:span><text:span text:style-name="T16_40"><text:s/></text:span><text:span text:style-name="T16_41">kumplom</text:span><text:span text:style-name="T16_42"><text:s/></text:span><text:span text:style-name="T16_43">w</text:span><text:span text:style-name="T16_44"><text:s/></text:span><text:span text:style-name="T16_45">prowadzeniu</text:span><text:span text:style-name="T16_46"><text:s/></text:span><text:span text:style-name="T16_47">organizacji</text:span><text:span text:style-name="T16_48"><text:s/></text:span><text:span text:style-name="T16_49">charytatywnej</text:span><text:span text:style-name="T16_50">,<text:s/></text:span><text:span text:style-name="T16_51">powoli</text:span><text:span text:style-name="T16_52"><text:s/></text:span><text:span text:style-name="T16_53">zmienia</text:span><text:span text:style-name="T16_54"><text:s/></text:span><text:span text:style-name="T16_55">się</text:span><text:span text:style-name="T16_56"><text:s/></text:span><text:span text:style-name="T16_57">na</text:span><text:span text:style-name="T16_58"><text:s/></text:span><text:span text:style-name="T16_59">naszych</text:span><text:span text:style-name="T16_60"><text:s/></text:span><text:span text:style-name="T16_61">oczach</text:span><text:span text:style-name="T16_62"><text:s/></text:span><text:span text:style-name="T16_63">w</text:span><text:span text:style-name="T16_64"><text:s/></text:span><text:span text:style-name="T16_65">kogoś</text:span><text:span text:style-name="T16_66"><text:s/></text:span><text:span text:style-name="T16_67">o</text:span><text:span text:style-name="T16_68"><text:s/></text:span><text:span text:style-name="T16_69">wiele</text:span><text:span text:style-name="T16_70"><text:s/></text:span><text:span text:style-name="T16_71">lepszego</text:span><text:span text:style-name="T16_72">.<text:s/></text:span><text:span text:style-name="T16_73">A</text:span><text:span text:style-name="T16_74"><text:s/></text:span><text:span text:style-name="T16_75">wszystko</text:span><text:span text:style-name="T16_76"><text:s/></text:span><text:span text:style-name="T16_77">dzięki</text:span><text:span text:style-name="T16_78"><text:s/></text:span><text:span text:style-name="T16_79">pewnej</text:span><text:span text:style-name="T16_80"><text:s/></text:span><text:span text:style-name="T16_81">klaczy</text:span><text:span text:style-name="T16_82">,<text:s/></text:span><text:span text:style-name="T16_83">którą</text:span><text:span text:style-name="T16_84"><text:s/></text:span><text:span text:style-name="T16_85">poznaje</text:span><text:span text:style-name="T16_86"><text:s/></text:span><text:span text:style-name="T16_87">w</text:span><text:span text:style-name="T16_88"><text:s/></text:span><text:span text:style-name="T16_89">czasie</text:span><text:span text:style-name="T16_90"><text:s/></text:span><text:span text:style-name="T16_91">wizyty</text:span><text:span text:style-name="T16_92"><text:s/></text:span><text:span text:style-name="T16_93">w</text:span><text:span text:style-name="T16_94"><text:s/></text:span><text:span text:style-name="T16_95">equestriańskim</text:span><text:span text:style-name="T16_96"><text:s/></text:span><text:span text:style-name="T16_97">odpowiedniku</text:span><text:span text:style-name="T16_98"><text:s/></text:span><text:span text:style-name="T16_99">Wygwizdowa</text:span><text:span text:style-name="T16_100"><text:s/></text:span><text:span text:style-name="T16_101">Wielkiego</text:span><text:span text:style-name="T16_102">.<text:s/></text:span><text:span text:style-name="T16_103">Bo</text:span><text:span text:style-name="T16_104"><text:s/></text:span><text:span text:style-name="T16_105">jak</text:span><text:span text:style-name="T16_106"><text:s/></text:span><text:span text:style-name="T16_107">wiadomo</text:span><text:span text:style-name="T16_108">,<text:s/></text:span><text:span text:style-name="T16_109">każda</text:span><text:span text:style-name="T16_110"><text:s/></text:span><text:span text:style-name="T16_111">osadzona</text:span><text:span text:style-name="T16_112"><text:s/></text:span><text:span text:style-name="T16_113">w</text:span><text:span text:style-name="T16_114"><text:s/></text:span><text:span text:style-name="T16_115">uniwersum</text:span><text:span text:style-name="T16_116"><text:s/></text:span><text:span text:style-name="T16_117">MLP</text:span><text:span text:style-name="T16_118"><text:s/></text:span><text:span text:style-name="T16_119">przygoda</text:span><text:span text:style-name="T16_120"><text:s/></text:span><text:span text:style-name="T16_121">prędzej</text:span><text:span text:style-name="T16_122"><text:s/></text:span><text:span text:style-name="T16_123">czy</text:span><text:span text:style-name="T16_124"><text:s/></text:span><text:span text:style-name="T16_125">później</text:span><text:span text:style-name="T16_126"><text:s/></text:span><text:span text:style-name="T16_127">musi</text:span><text:span text:style-name="T16_128"><text:s/></text:span><text:span text:style-name="T16_129">zahaczyć</text:span><text:span text:style-name="T16_130"><text:s/></text:span><text:span text:style-name="T16_131">o</text:span><text:span text:style-name="T16_132"><text:s/></text:span><text:span text:style-name="T16_133">Ponyville</text:span><text:span text:style-name="T16_134">.</text:span></text:p>
      <text:p text:style-name="P17"/>
      <text:p text:style-name="P18"><text:span text:style-name="T18_1">Również</text:span><text:span text:style-name="T18_2"><text:s/></text:span><text:span text:style-name="T18_3">bohaterowie</text:span><text:span text:style-name="T18_4"><text:s/></text:span><text:span text:style-name="T18_5">drugiego</text:span><text:span text:style-name="T18_6"><text:s/></text:span><text:span text:style-name="T18_7">planu</text:span><text:span text:style-name="T18_8">,<text:s/></text:span><text:span text:style-name="T18_9">zarówno</text:span><text:span text:style-name="T18_10"><text:s/></text:span><text:span text:style-name="T18_11">ci</text:span><text:span text:style-name="T18_12"><text:s/></text:span><text:span text:style-name="T18_13">kanoniczni</text:span><text:span text:style-name="T18_14">,<text:s/></text:span><text:span text:style-name="T18_15">jak</text:span><text:span text:style-name="T18_16"><text:s/></text:span><text:span text:style-name="T18_17">i</text:span><text:span text:style-name="T18_18"><text:s/></text:span><text:span text:style-name="T18_19">stworzeni</text:span><text:span text:style-name="T18_20"><text:s/></text:span><text:span text:style-name="T18_21">na</text:span><text:span text:style-name="T18_22"><text:s/></text:span><text:span text:style-name="T18_23">potrzeby</text:span><text:span text:style-name="T18_24"><text:s/></text:span><text:span text:style-name="T18_25">opowiadania</text:span><text:span text:style-name="T18_26">,<text:s/></text:span><text:span text:style-name="T18_27">zostali</text:span><text:span text:style-name="T18_28"><text:s/></text:span><text:span text:style-name="T18_29">wykreowani</text:span><text:span text:style-name="T18_30"><text:s/></text:span><text:span text:style-name="T18_31">w</text:span><text:span text:style-name="T18_32"><text:s/></text:span><text:span text:style-name="T18_33">sposób</text:span><text:span text:style-name="T18_34"><text:s/></text:span><text:span text:style-name="T18_35">co</text:span><text:span text:style-name="T18_36"><text:s/></text:span><text:span text:style-name="T18_37">najmniej</text:span><text:span text:style-name="T18_38"><text:s/></text:span><text:span text:style-name="T18_39">akceptowalny</text:span><text:span text:style-name="T18_40">,<text:s/></text:span><text:span text:style-name="T18_41">jeśli</text:span><text:span text:style-name="T18_42"><text:s/></text:span><text:span text:style-name="T18_43">nie</text:span><text:span text:style-name="T18_44"><text:s/></text:span><text:span text:style-name="T18_45">lepiej</text:span><text:span text:style-name="T18_46">.<text:s/></text:span><text:span text:style-name="T18_47">Niemal</text:span><text:span text:style-name="T18_48"><text:s/></text:span><text:span text:style-name="T18_49">nie</text:span><text:span text:style-name="T18_50"><text:s/></text:span><text:span text:style-name="T18_51">sposób</text:span><text:span text:style-name="T18_52"><text:s/></text:span><text:span text:style-name="T18_53">nie</text:span><text:span text:style-name="T18_54"><text:s/></text:span><text:span text:style-name="T18_55">polubić</text:span><text:span text:style-name="T18_56"><text:s/></text:span><text:span text:style-name="T18_57">znajomych</text:span><text:span text:style-name="T18_58"><text:s/></text:span><text:span text:style-name="T18_59">głównego</text:span><text:span text:style-name="T18_60"><text:s/></text:span><text:span text:style-name="T18_61">bohatera</text:span><text:span text:style-name="T18_62"><text:s/></text:span><text:span text:style-name="T18_63">i</text:span><text:span text:style-name="T18_64"><text:s/></text:span><text:span text:style-name="T18_65">ich</text:span><text:span text:style-name="T18_66"><text:s/></text:span><text:span text:style-name="T18_67">charakterów</text:span><text:span text:style-name="T18_68">,<text:s/></text:span><text:span text:style-name="T18_69">a</text:span><text:span text:style-name="T18_70"><text:s/></text:span><text:span text:style-name="T18_71">chyba</text:span><text:span text:style-name="T18_72"><text:s/></text:span><text:span text:style-name="T18_73">jedyną</text:span><text:span text:style-name="T18_74"><text:s/></text:span><text:span text:style-name="T18_75">postacią</text:span><text:span text:style-name="T18_76">,<text:s/></text:span><text:span text:style-name="T18_77">jaką</text:span><text:span text:style-name="T18_78"><text:s/></text:span><text:span text:style-name="T18_79">czytelnik</text:span><text:span text:style-name="T18_80"><text:s/></text:span><text:span text:style-name="T18_81">może</text:span><text:span text:style-name="T18_82"><text:s/></text:span><text:span text:style-name="T18_83">znienawidzić</text:span><text:span text:style-name="T18_84">,<text:s/></text:span><text:span text:style-name="T18_85">jest</text:span><text:span text:style-name="T18_86"><text:s/></text:span><text:span text:style-name="T18_87">książę</text:span><text:span text:style-name="T18_88"><text:s/></text:span><text:span text:style-name="T18_89">Charming</text:span><text:span text:style-name="T18_90">,<text:s/></text:span><text:span text:style-name="T18_91">który</text:span><text:span text:style-name="T18_92"><text:s/></text:span><text:span text:style-name="T18_93">został</text:span><text:span text:style-name="T18_94"><text:s/></text:span><text:span text:style-name="T18_95">przedstawiony</text:span><text:span text:style-name="T18_96"><text:s/></text:span><text:span text:style-name="T18_97">w</text:span><text:span text:style-name="T18_98"><text:s/></text:span><text:span text:style-name="T18_99">mniej</text:span><text:span text:style-name="T18_100"><text:s/></text:span><text:span text:style-name="T18_101">więcej</text:span><text:span text:style-name="T18_102"><text:s/></text:span><text:span text:style-name="T18_103">taki</text:span><text:span text:style-name="T18_104"><text:s/></text:span><text:span text:style-name="T18_105">sam</text:span><text:span text:style-name="T18_106"><text:s/></text:span><text:span text:style-name="T18_107">sposób</text:span><text:span text:style-name="T18_108">,<text:s/></text:span><text:span text:style-name="T18_109">w</text:span><text:span text:style-name="T18_110"><text:s/></text:span><text:span text:style-name="T18_111">jaki</text:span><text:span text:style-name="T18_112"><text:s/></text:span><text:span text:style-name="T18_113">w</text:span><text:span text:style-name="T18_114"><text:s/></text:span><text:span text:style-name="T18_115">serialu</text:span><text:span text:style-name="T18_116"><text:s/></text:span><text:span text:style-name="T18_117">przedstawiono</text:span><text:span text:style-name="T18_118"><text:s/></text:span><text:span text:style-name="T18_119">Blueblooda</text:span><text:span text:style-name="T18_120">.</text:span></text:p>
      <text:p text:style-name="P19"/>
      <text:p text:style-name="P20"><text:span text:style-name="T20_1">Inną</text:span><text:span text:style-name="T20_2"><text:s/></text:span><text:span text:style-name="T20_3">zaletą</text:span><text:span text:style-name="T20_4"><text:s/>„</text:span><text:span text:style-name="T20_5">The</text:span><text:span text:style-name="T20_6"><text:s/></text:span><text:span text:style-name="T20_7">Blueblood</text:span><text:span text:style-name="T20_8"><text:s/></text:span><text:span text:style-name="T20_9">Chronicles</text:span><text:span text:style-name="T20_10">”<text:s/></text:span><text:span text:style-name="T20_11">jest</text:span><text:span text:style-name="T20_12"><text:s/></text:span><text:span text:style-name="T20_13">humor</text:span><text:span text:style-name="T20_14">,<text:s/></text:span><text:span text:style-name="T20_15">niewymuszony</text:span><text:span text:style-name="T20_16">,<text:s/></text:span><text:span text:style-name="T20_17">a</text:span><text:span text:style-name="T20_18"><text:s/></text:span><text:span text:style-name="T20_19">przy</text:span><text:span text:style-name="T20_20"><text:s/></text:span><text:span text:style-name="T20_21">tym</text:span><text:span text:style-name="T20_22"><text:s/></text:span><text:span text:style-name="T20_23">wywołujący</text:span><text:span text:style-name="T20_24"><text:s/></text:span><text:span text:style-name="T20_25">uśmiech</text:span><text:span text:style-name="T20_26"><text:s/></text:span><text:span text:style-name="T20_27">na</text:span><text:span text:style-name="T20_28"><text:s/></text:span><text:span text:style-name="T20_29">twarzy</text:span><text:span text:style-name="T20_30">.<text:s/></text:span><text:span text:style-name="T20_31">Tytułowy</text:span><text:span text:style-name="T20_32"><text:s/></text:span><text:span text:style-name="T20_33">bohater</text:span><text:span text:style-name="T20_34"><text:s/></text:span><text:span text:style-name="T20_35">dość</text:span><text:span text:style-name="T20_36"><text:s/></text:span><text:span text:style-name="T20_37">często</text:span><text:span text:style-name="T20_38"><text:s/></text:span><text:span text:style-name="T20_39">i</text:span><text:span text:style-name="T20_40"><text:s/></text:span><text:span text:style-name="T20_41">w</text:span><text:span text:style-name="T20_42"><text:s/></text:span><text:span text:style-name="T20_43">zabawny</text:span><text:span text:style-name="T20_44"><text:s/></text:span><text:span text:style-name="T20_45">sposób</text:span><text:span text:style-name="T20_46"><text:s/></text:span><text:span text:style-name="T20_47">komentuje</text:span><text:span text:style-name="T20_48"><text:s/></text:span><text:span text:style-name="T20_49">bieżące</text:span><text:span text:style-name="T20_50"><text:s/></text:span><text:span text:style-name="T20_51">wydarzenia</text:span><text:span text:style-name="T20_52">,<text:s/></text:span><text:span text:style-name="T20_53">jak</text:span><text:span text:style-name="T20_54"><text:s/></text:span><text:span text:style-name="T20_55">choćby</text:span><text:span text:style-name="T20_56"><text:s/></text:span><text:span text:style-name="T20_57">uwolnienie</text:span><text:span text:style-name="T20_58"><text:s/></text:span><text:span text:style-name="T20_59">Discorda</text:span><text:span text:style-name="T20_60"><text:s/></text:span><text:span text:style-name="T20_61">czy</text:span><text:span text:style-name="T20_62"><text:s/></text:span><text:span text:style-name="T20_63">spotkanie</text:span><text:span text:style-name="T20_64"><text:s/></text:span><text:span text:style-name="T20_65">z</text:span><text:span text:style-name="T20_66"><text:s/></text:span><text:span text:style-name="T20_67">przyjacielem</text:span><text:span text:style-name="T20_68"><text:s/></text:span><text:span text:style-name="T20_69">Luny</text:span><text:span text:style-name="T20_70"><text:s/>(</text:span><text:span text:style-name="T20_71">swoją</text:span><text:span text:style-name="T20_72"><text:s/></text:span><text:span text:style-name="T20_73">drogą</text:span><text:span text:style-name="T20_74">,<text:s/></text:span><text:span text:style-name="T20_75">Abby</text:span><text:span text:style-name="T20_76"><text:s/></text:span><text:span text:style-name="T20_77">powinien</text:span><text:span text:style-name="T20_78"><text:s/></text:span><text:span text:style-name="T20_79">stać</text:span><text:span text:style-name="T20_80"><text:s/></text:span><text:span text:style-name="T20_81">się</text:span><text:span text:style-name="T20_82"><text:s/></text:span><text:span text:style-name="T20_83">kanoniczny</text:span><text:span text:style-name="T20_84"><text:s/></text:span><text:span text:style-name="T20_85">i</text:span><text:span text:style-name="T20_86"><text:s/></text:span><text:span text:style-name="T20_87">hańba</text:span><text:span text:style-name="T20_88"><text:s/></text:span><text:span text:style-name="T20_89">twórcom</text:span><text:span text:style-name="T20_90"><text:s/></text:span><text:span text:style-name="T20_91">serialu</text:span><text:span text:style-name="T20_92">,<text:s/></text:span><text:span text:style-name="T20_93">że</text:span><text:span text:style-name="T20_94"><text:s/></text:span><text:span text:style-name="T20_95">jeszcze</text:span><text:span text:style-name="T20_96"><text:s/></text:span><text:span text:style-name="T20_97">nie</text:span><text:span text:style-name="T20_98"><text:s/></text:span><text:span text:style-name="T20_99">ujrzeliśmy</text:span><text:span text:style-name="T20_100"><text:s/></text:span><text:span text:style-name="T20_101">jego</text:span><text:span text:style-name="T20_102"><text:s/></text:span><text:span text:style-name="T20_103">osoby</text:span><text:span text:style-name="T20_104"><text:s/></text:span><text:span text:style-name="T20_105">w</text:span><text:span text:style-name="T20_106"><text:s/></text:span><text:span text:style-name="T20_107">jednym</text:span><text:span text:style-name="T20_108"><text:s/></text:span><text:span text:style-name="T20_109">z</text:span><text:span text:style-name="T20_110"><text:s/></text:span><text:span text:style-name="T20_111">odcinków</text:span><text:span text:style-name="T20_112">).<text:s/></text:span><text:span text:style-name="T20_113">Od</text:span><text:span text:style-name="T20_114"><text:s/></text:span><text:span text:style-name="T20_115">czasu</text:span><text:span text:style-name="T20_116"><text:s/></text:span><text:span text:style-name="T20_117">do</text:span><text:span text:style-name="T20_118"><text:s/></text:span><text:span text:style-name="T20_119">czasu</text:span><text:span text:style-name="T20_120"><text:s/></text:span><text:span text:style-name="T20_121">dobrym</text:span><text:span text:style-name="T20_122"><text:s/></text:span><text:span text:style-name="T20_123">tekstem</text:span><text:span text:style-name="T20_124"><text:s/></text:span><text:span text:style-name="T20_125">rzuci</text:span><text:span text:style-name="T20_126"><text:s/></text:span><text:span text:style-name="T20_127">też</text:span><text:span text:style-name="T20_128"><text:s/></text:span><text:span text:style-name="T20_129">ktoś</text:span><text:span text:style-name="T20_130"><text:s/></text:span><text:span text:style-name="T20_131">z</text:span><text:span text:style-name="T20_132"><text:s/></text:span><text:span text:style-name="T20_133">drugiego</text:span><text:span text:style-name="T20_134"><text:s/></text:span><text:span text:style-name="T20_135">planu</text:span><text:span text:style-name="T20_136">.<text:s/></text:span><text:span text:style-name="T20_137">W</text:span><text:span text:style-name="T20_138"><text:s/></text:span><text:span text:style-name="T20_139">moim</text:span><text:span text:style-name="T20_140"><text:s/></text:span><text:span text:style-name="T20_141">osobistym</text:span><text:span text:style-name="T20_142"><text:s/></text:span><text:span text:style-name="T20_143">rankingu</text:span><text:span text:style-name="T20_144"><text:s/></text:span><text:span text:style-name="T20_145">pierwsze</text:span><text:span text:style-name="T20_146"><text:s/></text:span><text:span text:style-name="T20_147">miejsce</text:span><text:span text:style-name="T20_148"><text:s/></text:span><text:span text:style-name="T20_149">zajmuje</text:span><text:span text:style-name="T20_150"><text:s/></text:span><text:span text:style-name="T20_151">Fancypants</text:span><text:span text:style-name="T20_152">,<text:s/></text:span><text:span text:style-name="T20_153">który</text:span><text:span text:style-name="T20_154"><text:s/></text:span><text:span text:style-name="T20_155">w</text:span><text:span text:style-name="T20_156"><text:s/></text:span><text:span text:style-name="T20_157">pewnym</text:span><text:span text:style-name="T20_158"><text:s/></text:span><text:span text:style-name="T20_159">momencie</text:span><text:span text:style-name="T20_160"><text:s/></text:span><text:span text:style-name="T20_161">zdradza</text:span><text:span text:style-name="T20_162"><text:s/></text:span><text:span text:style-name="T20_163">swoje</text:span><text:span text:style-name="T20_164"><text:s/></text:span><text:span text:style-name="T20_165">skryte</text:span><text:span text:style-name="T20_166"><text:s/></text:span><text:span text:style-name="T20_167">marzenie</text:span><text:span text:style-name="T20_168">,<text:s/></text:span><text:span text:style-name="T20_169">które</text:span><text:span text:style-name="T20_170"><text:s/></text:span><text:span text:style-name="T20_171">jest</text:span><text:span text:style-name="T20_172"><text:s/></text:span><text:span text:style-name="T20_173">tyleż</text:span><text:span text:style-name="T20_174"><text:s/></text:span><text:span text:style-name="T20_175">zaskakujące</text:span><text:span text:style-name="T20_176">,<text:s/></text:span><text:span text:style-name="T20_177">że</text:span><text:span text:style-name="T20_178"><text:s/></text:span><text:span text:style-name="T20_179">znany</text:span><text:span text:style-name="T20_180"><text:s/></text:span><text:span text:style-name="T20_181">skądinąd</text:span><text:span text:style-name="T20_182"><text:s/></text:span><text:span text:style-name="T20_183">autor</text:span><text:span text:style-name="T20_184"><text:s/></text:span><text:span text:style-name="T20_185">naszego</text:span><text:span text:style-name="T20_186"><text:s/></text:span><text:span text:style-name="T20_187">polskiego</text:span><text:span text:style-name="T20_188"><text:s/>„</text:span><text:span text:style-name="T20_189">Kanclerza</text:span><text:span text:style-name="T20_190">”<text:s/></text:span><text:span text:style-name="T20_191">złapałby</text:span><text:span text:style-name="T20_192"><text:s/></text:span><text:span text:style-name="T20_193">się</text:span><text:span text:style-name="T20_194"><text:s/></text:span><text:span text:style-name="T20_195">za</text:span><text:span text:style-name="T20_196"><text:s/></text:span><text:span text:style-name="T20_197">głowę</text:span><text:span text:style-name="T20_198">,<text:s/></text:span><text:span text:style-name="T20_199">gdyby</text:span><text:span text:style-name="T20_200"><text:s/></text:span><text:span text:style-name="T20_201">dowiedział</text:span><text:span text:style-name="T20_202"><text:s/></text:span><text:span text:style-name="T20_203">się</text:span><text:span text:style-name="T20_204">,<text:s/></text:span><text:span text:style-name="T20_205">czego</text:span><text:span text:style-name="T20_206"><text:s/></text:span><text:span text:style-name="T20_207">chciała</text:span><text:span text:style-name="T20_208"><text:s/></text:span><text:span text:style-name="T20_209">spróbować</text:span><text:span text:style-name="T20_210"><text:s/></text:span><text:span text:style-name="T20_211">jego</text:span><text:span text:style-name="T20_212"><text:s/></text:span><text:span text:style-name="T20_213">ulubiona</text:span><text:span text:style-name="T20_214"><text:s/></text:span><text:span text:style-name="T20_215">postać</text:span><text:span text:style-name="T20_216">.<text:s/></text:span><text:span text:style-name="T20_217">Jakież</text:span><text:span text:style-name="T20_218"><text:s/></text:span><text:span text:style-name="T20_219">to</text:span><text:span text:style-name="T20_220"><text:s/></text:span><text:span text:style-name="T20_221">marzenie</text:span><text:span text:style-name="T20_222">?<text:s/></text:span><text:span text:style-name="T20_223">O</text:span><text:span text:style-name="T20_224"><text:s/></text:span><text:span text:style-name="T20_225">tym</text:span><text:span text:style-name="T20_226"><text:s/></text:span><text:span text:style-name="T20_227">musicie</text:span><text:span text:style-name="T20_228"><text:s/></text:span><text:span text:style-name="T20_229">przekonać</text:span><text:span text:style-name="T20_230"><text:s/></text:span><text:span text:style-name="T20_231">się</text:span><text:span text:style-name="T20_232"><text:s/></text:span><text:span text:style-name="T20_233">sami</text:span><text:span text:style-name="T20_234"><text:s/>–<text:s/></text:span><text:span text:style-name="T20_235">naprawdę</text:span><text:span text:style-name="T20_236"><text:s/></text:span><text:span text:style-name="T20_237">warto</text:span><text:span text:style-name="T20_238">.<text:s/></text:span><text:span text:style-name="T20_239">Należy</text:span><text:span text:style-name="T20_240"><text:s/></text:span><text:span text:style-name="T20_241">jednak</text:span><text:span text:style-name="T20_242"><text:s/></text:span><text:span text:style-name="T20_243">zaznaczyć</text:span><text:span text:style-name="T20_244">,<text:s/></text:span><text:span text:style-name="T20_245">że</text:span><text:span text:style-name="T20_246"><text:s/></text:span><text:span text:style-name="T20_247">nie</text:span><text:span text:style-name="T20_248"><text:s/></text:span><text:span text:style-name="T20_249">uświadczymy</text:span><text:span text:style-name="T20_250"><text:s/></text:span><text:span text:style-name="T20_251">tu</text:span><text:span text:style-name="T20_252"><text:s/></text:span><text:span text:style-name="T20_253">zbyt</text:span><text:span text:style-name="T20_254"><text:s/></text:span><text:span text:style-name="T20_255">wielu</text:span><text:span text:style-name="T20_256"><text:s/></text:span><text:span text:style-name="T20_257">dowcipów</text:span><text:span text:style-name="T20_258"><text:s/></text:span><text:span text:style-name="T20_259">z</text:span><text:span text:style-name="T20_260"><text:s/></text:span><text:span text:style-name="T20_261">erotycznym</text:span><text:span text:style-name="T20_262"><text:s/></text:span><text:span text:style-name="T20_263">podtekstem</text:span><text:span text:style-name="T20_264">,<text:s/></text:span><text:span text:style-name="T20_265">więc</text:span><text:span text:style-name="T20_266"><text:s/></text:span><text:span text:style-name="T20_267">jeśli</text:span><text:span text:style-name="T20_268"><text:s/></text:span><text:span text:style-name="T20_269">ktoś</text:span><text:span text:style-name="T20_270"><text:s/></text:span><text:span text:style-name="T20_271">szuka</text:span><text:span text:style-name="T20_272"><text:s/></text:span><text:span text:style-name="T20_273">wyłącznie</text:span><text:span text:style-name="T20_274"><text:s/></text:span><text:span text:style-name="T20_275">humoru</text:span><text:span text:style-name="T20_276"><text:s/></text:span><text:span text:style-name="T20_277">tego</text:span><text:span text:style-name="T20_278"><text:s/></text:span><text:span text:style-name="T20_279">rodzaju</text:span><text:span text:style-name="T20_280">,<text:s/></text:span><text:span text:style-name="T20_281">obejdzie</text:span><text:span text:style-name="T20_282"><text:s/></text:span><text:span text:style-name="T20_283">się</text:span><text:span text:style-name="T20_284"><text:s/></text:span><text:span text:style-name="T20_285">smakiem</text:span><text:span text:style-name="T20_286">.<text:s/></text:span><text:span text:style-name="T20_287">Cóż</text:span><text:span text:style-name="T20_288">,<text:s/></text:span><text:span text:style-name="T20_289">jego</text:span><text:span text:style-name="T20_290"><text:s/></text:span><text:span text:style-name="T20_291">strata</text:span><text:span text:style-name="T20_292">.</text:span></text:p>
      <text:p text:style-name="P21"/>
      <text:p text:style-name="P22"><text:span text:style-name="T22_1">Niczego</text:span><text:span text:style-name="T22_2"><text:s/></text:span><text:span text:style-name="T22_3">nie</text:span><text:span text:style-name="T22_4"><text:s/></text:span><text:span text:style-name="T22_5">mogę</text:span><text:span text:style-name="T22_6"><text:s/></text:span><text:span text:style-name="T22_7">zarzucić</text:span><text:span text:style-name="T22_8"><text:s/></text:span><text:span text:style-name="T22_9">stylowi</text:span><text:span text:style-name="T22_10"><text:s/></text:span><text:span text:style-name="T22_11">opowiadania</text:span><text:span text:style-name="T22_12">.<text:s/></text:span><text:span text:style-name="T22_13">Opisy</text:span><text:span text:style-name="T22_14"><text:s/></text:span><text:span text:style-name="T22_15">i</text:span><text:span text:style-name="T22_16"><text:s/></text:span><text:span text:style-name="T22_17">dialogi</text:span><text:span text:style-name="T22_18"><text:s/></text:span><text:span text:style-name="T22_19">napisane</text:span><text:span text:style-name="T22_20"><text:s/></text:span><text:span text:style-name="T22_21">są</text:span><text:span text:style-name="T22_22"><text:s/></text:span><text:span text:style-name="T22_23">przyjemnym</text:span><text:span text:style-name="T22_24"><text:s/></text:span><text:span text:style-name="T22_25">i</text:span><text:span text:style-name="T22_26"><text:s/></text:span><text:span text:style-name="T22_27">łatwym</text:span><text:span text:style-name="T22_28"><text:s/></text:span><text:span text:style-name="T22_29">w</text:span><text:span text:style-name="T22_30"><text:s/></text:span><text:span text:style-name="T22_31">odbiorze</text:span><text:span text:style-name="T22_32"><text:s/></text:span><text:span text:style-name="T22_33">językiem</text:span><text:span text:style-name="T22_34">,<text:s/></text:span><text:span text:style-name="T22_35">dzięki</text:span><text:span text:style-name="T22_36"><text:s/></text:span><text:span text:style-name="T22_37">czemu</text:span><text:span text:style-name="T22_38"><text:s/></text:span><text:span text:style-name="T22_39">całość</text:span><text:span text:style-name="T22_40"><text:s/></text:span><text:span text:style-name="T22_41">jest</text:span><text:span text:style-name="T22_42"><text:s/></text:span><text:span text:style-name="T22_43">lekka</text:span><text:span text:style-name="T22_44"><text:s/></text:span><text:span text:style-name="T22_45">w</text:span><text:span text:style-name="T22_46"><text:s/></text:span><text:span text:style-name="T22_47">odbiorze</text:span><text:span text:style-name="T22_48">.<text:s/></text:span><text:span text:style-name="T22_49">Fanfik</text:span><text:span text:style-name="T22_50"><text:s/></text:span><text:span text:style-name="T22_51">jako</text:span><text:span text:style-name="T22_52"><text:s/></text:span><text:span text:style-name="T22_53">taki</text:span><text:span text:style-name="T22_54"><text:s/></text:span><text:span text:style-name="T22_55">czyta</text:span><text:span text:style-name="T22_56"><text:s/></text:span><text:span text:style-name="T22_57">się</text:span><text:span text:style-name="T22_58"><text:s/></text:span><text:span text:style-name="T22_59">dosyć</text:span><text:span text:style-name="T22_60"><text:s/></text:span><text:span text:style-name="T22_61">szybko</text:span><text:span text:style-name="T22_62">,<text:s/></text:span><text:span text:style-name="T22_63">a</text:span><text:span text:style-name="T22_64"><text:s/></text:span><text:span text:style-name="T22_65">że</text:span><text:span text:style-name="T22_66"><text:s/></text:span><text:span text:style-name="T22_67">nie</text:span><text:span text:style-name="T22_68"><text:s/></text:span><text:span text:style-name="T22_69">jest</text:span><text:span text:style-name="T22_70"><text:s/></text:span><text:span text:style-name="T22_71">zbyt</text:span><text:span text:style-name="T22_72"><text:s/></text:span><text:span text:style-name="T22_73">długi</text:span><text:span text:style-name="T22_74"><text:s/>–<text:s/></text:span><text:span text:style-name="T22_75">co</text:span><text:span text:style-name="T22_76"><text:s/></text:span><text:span text:style-name="T22_77">nie</text:span><text:span text:style-name="T22_78"><text:s/></text:span><text:span text:style-name="T22_79">oznacza</text:span><text:span text:style-name="T22_80">,<text:s/></text:span><text:span text:style-name="T22_81">że</text:span><text:span text:style-name="T22_82"><text:s/></text:span><text:span text:style-name="T22_83">jest</text:span><text:span text:style-name="T22_84"><text:s/></text:span><text:span text:style-name="T22_85">za</text:span><text:span text:style-name="T22_86"><text:s/></text:span><text:span text:style-name="T22_87">krótki</text:span><text:span text:style-name="T22_88">,<text:s/></text:span><text:span text:style-name="T22_89">co</text:span><text:span text:style-name="T22_90"><text:s/></text:span><text:span text:style-name="T22_91">to</text:span><text:span text:style-name="T22_92"><text:s/></text:span><text:span text:style-name="T22_93">to</text:span><text:span text:style-name="T22_94"><text:s/></text:span><text:span text:style-name="T22_95">nie</text:span><text:span text:style-name="T22_96">!<text:s/>–<text:s/></text:span><text:span text:style-name="T22_97">można</text:span><text:span text:style-name="T22_98"><text:s/></text:span><text:span text:style-name="T22_99">go</text:span><text:span text:style-name="T22_100"><text:s/></text:span><text:span text:style-name="T22_101">śmiało</text:span><text:span text:style-name="T22_102"><text:s/></text:span><text:span text:style-name="T22_103">ukończyć</text:span><text:span text:style-name="T22_104"><text:s/></text:span><text:span text:style-name="T22_105">w</text:span><text:span text:style-name="T22_106"><text:s/></text:span><text:span text:style-name="T22_107">jeden</text:span><text:span text:style-name="T22_108">,<text:s/></text:span><text:span text:style-name="T22_109">może</text:span><text:span text:style-name="T22_110"><text:s/></text:span><text:span text:style-name="T22_111">dwa</text:span><text:span text:style-name="T22_112"><text:s/></text:span><text:span text:style-name="T22_113">wieczory</text:span><text:span text:style-name="T22_114">.</text:span></text:p>
      <text:p text:style-name="P23"/>
      <text:p text:style-name="P24"><text:span text:style-name="T24_1">Czy</text:span><text:span text:style-name="T24_2"><text:s/>„</text:span><text:span text:style-name="T24_3">Kroniki</text:span><text:span text:style-name="T24_4">…”<text:s/></text:span><text:span text:style-name="T24_5">mają</text:span><text:span text:style-name="T24_6"><text:s/></text:span><text:span text:style-name="T24_7">wady</text:span><text:span text:style-name="T24_8">?<text:s/></text:span><text:span text:style-name="T24_9">Po</text:span><text:span text:style-name="T24_10"><text:s/></text:span><text:span text:style-name="T24_11">długim</text:span><text:span text:style-name="T24_12">,<text:s/></text:span><text:span text:style-name="T24_13">długim</text:span><text:span text:style-name="T24_14"><text:s/>(</text:span><text:span text:style-name="T24_15">zwielokrotnić</text:span><text:span text:style-name="T24_16"><text:s/></text:span><text:span text:style-name="T24_17">do</text:span><text:span text:style-name="T24_18"><text:s/></text:span><text:span text:style-name="T24_19">woli</text:span><text:span text:style-name="T24_20">),<text:s/></text:span><text:span text:style-name="T24_21">długim</text:span><text:span text:style-name="T24_22"><text:s/></text:span><text:span text:style-name="T24_23">namyśle</text:span><text:span text:style-name="T24_24"><text:s/></text:span><text:span text:style-name="T24_25">stwierdzam</text:span><text:span text:style-name="T24_26">,<text:s/></text:span><text:span text:style-name="T24_27">że</text:span><text:span text:style-name="T24_28"><text:s/></text:span><text:span text:style-name="T24_29">nie</text:span><text:span text:style-name="T24_30">.<text:s/></text:span><text:span text:style-name="T24_31">Tekst</text:span><text:span text:style-name="T24_32"><text:s/></text:span><text:span text:style-name="T24_33">jest</text:span><text:span text:style-name="T24_34"><text:s/></text:span><text:span text:style-name="T24_35">tak</text:span><text:span text:style-name="T24_36"><text:s/></text:span><text:span text:style-name="T24_37">bliski</text:span><text:span text:style-name="T24_38"><text:s/></text:span><text:span text:style-name="T24_39">ideału</text:span><text:span text:style-name="T24_40">,<text:s/></text:span><text:span text:style-name="T24_41">jak</text:span><text:span text:style-name="T24_42"><text:s/></text:span><text:span text:style-name="T24_43">to</text:span><text:span text:style-name="T24_44"><text:s/></text:span><text:span text:style-name="T24_45">tylko</text:span><text:span text:style-name="T24_46"><text:s/></text:span><text:span text:style-name="T24_47">możliwe</text:span><text:span text:style-name="T24_48">.<text:s/></text:span><text:span text:style-name="T24_49">W</text:span><text:span text:style-name="T24_50"><text:s/></text:span><text:span text:style-name="T24_51">przekonaniu</text:span><text:span text:style-name="T24_52"><text:s/></text:span><text:span text:style-name="T24_53">tym</text:span><text:span text:style-name="T24_54"><text:s/></text:span><text:span text:style-name="T24_55">utwierdza</text:span><text:span text:style-name="T24_56"><text:s/></text:span><text:span text:style-name="T24_57">mnie</text:span><text:span text:style-name="T24_58"><text:s/></text:span><text:span text:style-name="T24_59">ilość</text:span><text:span text:style-name="T24_60"><text:s/></text:span><text:span text:style-name="T24_61">ocen</text:span><text:span text:style-name="T24_62"><text:s/></text:span><text:span text:style-name="T24_63">pozytywnych</text:span><text:span text:style-name="T24_64">,<text:s/></text:span><text:span text:style-name="T24_65">zgarniętych</text:span><text:span text:style-name="T24_66"><text:s/></text:span><text:span text:style-name="T24_67">przez</text:span><text:span text:style-name="T24_68"><text:s/></text:span><text:span text:style-name="T24_69">dzieło</text:span><text:span text:style-name="T24_70"><text:s/></text:span><text:span text:style-name="T24_71">Rune</text:span><text:span text:style-name="T24_72"><text:s/></text:span><text:span text:style-name="T24_73">Soldier</text:span><text:span text:style-name="T24_74"><text:s/></text:span><text:span text:style-name="T24_75">Dana</text:span><text:span text:style-name="T24_76"><text:s/>–<text:s/></text:span><text:span text:style-name="T24_77">w</text:span><text:span text:style-name="T24_78"><text:s/></text:span><text:span text:style-name="T24_79">chwili</text:span><text:span text:style-name="T24_80"><text:s/></text:span><text:span text:style-name="T24_81">pisania</text:span><text:span text:style-name="T24_82"><text:s/></text:span><text:span text:style-name="T24_83">tego</text:span><text:span text:style-name="T24_84"><text:s/></text:span><text:span text:style-name="T24_85">tekstu</text:span><text:span text:style-name="T24_86"><text:s/></text:span><text:span text:style-name="T24_87">było</text:span><text:span text:style-name="T24_88"><text:s/></text:span><text:span text:style-name="T24_89">ich</text:span><text:span text:style-name="T24_90"><text:s/>726<text:s/></text:span><text:span text:style-name="T24_91">przy</text:span><text:span text:style-name="T24_92"><text:s/>8<text:s/></text:span><text:span text:style-name="T24_93">opiniach</text:span><text:span text:style-name="T24_94"><text:s/></text:span><text:span text:style-name="T24_95">negatywnych</text:span><text:span text:style-name="T24_96">.<text:s/></text:span><text:span text:style-name="T24_97">Widać</text:span><text:span text:style-name="T24_98"><text:s/></text:span><text:span text:style-name="T24_99">komuś</text:span><text:span text:style-name="T24_100"><text:s/></text:span><text:span text:style-name="T24_101">nie</text:span><text:span text:style-name="T24_102"><text:s/></text:span><text:span text:style-name="T24_103">spodobało</text:span><text:span text:style-name="T24_104"><text:s/></text:span><text:span text:style-name="T24_105">się</text:span><text:span text:style-name="T24_106">,<text:s/></text:span><text:span text:style-name="T24_107">że</text:span><text:span text:style-name="T24_108"><text:s/></text:span><text:span text:style-name="T24_109">autor</text:span><text:span text:style-name="T24_110"><text:s/></text:span><text:span text:style-name="T24_111">sparował</text:span><text:span text:style-name="T24_112"><text:s/></text:span><text:span text:style-name="T24_113">Blueblooda</text:span><text:span text:style-name="T24_114"><text:s/></text:span><text:span text:style-name="T24_115">z</text:span><text:span text:style-name="T24_116"><text:s/></text:span><text:span text:style-name="T24_117">czyjąś</text:span><text:span text:style-name="T24_118"><text:s/></text:span><text:span text:style-name="T24_119">waifu</text:span><text:span text:style-name="T24_120">…<text:s/></text:span><text:span text:style-name="T24_121">Jednocześnie</text:span><text:span text:style-name="T24_122"><text:s/></text:span><text:span text:style-name="T24_123">jest</text:span><text:span text:style-name="T24_124"><text:s/></text:span><text:span text:style-name="T24_125">to</text:span><text:span text:style-name="T24_126"><text:s/></text:span><text:span text:style-name="T24_127">opowiadanie</text:span><text:span text:style-name="T24_128"><text:s/></text:span><text:span text:style-name="T24_129">nieco</text:span><text:span text:style-name="T24_130"><text:s/></text:span><text:span text:style-name="T24_131">już</text:span><text:span text:style-name="T24_132"><text:s/></text:span><text:span text:style-name="T24_133">zapomniane</text:span><text:span text:style-name="T24_134"><text:s/>–<text:s/></text:span><text:span text:style-name="T24_135">chociaż</text:span><text:span text:style-name="T24_136"><text:s/></text:span><text:span text:style-name="T24_137">i</text:span><text:span text:style-name="T24_138"><text:s/></text:span><text:span text:style-name="T24_139">tak</text:span><text:span text:style-name="T24_140"><text:s/></text:span><text:span text:style-name="T24_141">ma</text:span><text:span text:style-name="T24_142"><text:s/></text:span><text:span text:style-name="T24_143">więcej</text:span><text:span text:style-name="T24_144"><text:s/></text:span><text:span text:style-name="T24_145">wyświetleń</text:span><text:span text:style-name="T24_146"><text:s/></text:span><text:span text:style-name="T24_147">niż</text:span><text:span text:style-name="T24_148"><text:s/></text:span><text:span text:style-name="T24_149">fanfiki</text:span><text:span text:style-name="T24_150"><text:s/></text:span><text:span text:style-name="T24_151">naszego</text:span><text:span text:style-name="T24_152"><text:s/></text:span><text:span text:style-name="T24_153">redakcyjnego</text:span><text:span text:style-name="T24_154"><text:s/></text:span><text:span text:style-name="T24_155">kolegi</text:span><text:span text:style-name="T24_156"><text:s/></text:span><text:span text:style-name="T24_157">Verlaxa</text:span><text:span text:style-name="T24_158"><text:s/>(</text:span><text:span text:style-name="T24_159">tak</text:span><text:span text:style-name="T24_160"><text:s/></text:span><text:span text:style-name="T24_161">jest</text:span><text:span text:style-name="T24_162">!<text:s/></text:span><text:span text:style-name="T24_163">Verlax</text:span><text:span text:style-name="T24_164"><text:s/></text:span><text:span text:style-name="T24_165">pisze</text:span><text:span text:style-name="T24_166"><text:s/></text:span><text:span text:style-name="T24_167">coś</text:span><text:span text:style-name="T24_168"><text:s/></text:span><text:span text:style-name="T24_169">więcej</text:span><text:span text:style-name="T24_170"><text:s/></text:span><text:span text:style-name="T24_171">niż</text:span><text:span text:style-name="T24_172"><text:s/></text:span><text:span text:style-name="T24_173">artykuły</text:span><text:span text:style-name="T24_174"><text:s/></text:span><text:span text:style-name="T24_175">do</text:span><text:span text:style-name="T24_176"><text:s/></text:span><text:span text:style-name="T24_177">fandomowej</text:span><text:span text:style-name="T24_178"><text:s/></text:span><text:span text:style-name="T24_179">prasy</text:span><text:span text:style-name="T24_180">,<text:s/></text:span><text:span text:style-name="T24_181">chociaż</text:span><text:span text:style-name="T24_182"><text:s/></text:span><text:span text:style-name="T24_183">ciężko</text:span><text:span text:style-name="T24_184"><text:s/></text:span><text:span text:style-name="T24_185">powiedzieć</text:span><text:span text:style-name="T24_186">,<text:s/></text:span><text:span text:style-name="T24_187">co</text:span><text:span text:style-name="T24_188"><text:s/></text:span><text:span text:style-name="T24_189">dokładnie</text:span><text:span text:style-name="T24_190">,<text:s/></text:span><text:span text:style-name="T24_191">bo</text:span><text:span text:style-name="T24_192"><text:s/></text:span><text:span text:style-name="T24_193">jego</text:span><text:span text:style-name="T24_194"><text:s/></text:span><text:span text:style-name="T24_195">dzieł</text:span><text:span text:style-name="T24_196"><text:s/></text:span><text:span text:style-name="T24_197">nikt</text:span><text:span text:style-name="T24_198"><text:s/></text:span><text:span text:style-name="T24_199">nigdy</text:span><text:span text:style-name="T24_200"><text:s/></text:span><text:span text:style-name="T24_201">na</text:span><text:span text:style-name="T24_202"><text:s/></text:span><text:span text:style-name="T24_203">oczy</text:span><text:span text:style-name="T24_204"><text:s/></text:span><text:span text:style-name="T24_205">nie</text:span><text:span text:style-name="T24_206"><text:s/></text:span><text:span text:style-name="T24_207">widział</text:span><text:span text:style-name="T24_208">)<text:s/>–<text:s/></text:span><text:span text:style-name="T24_209">a</text:span><text:span text:style-name="T24_210"><text:s/></text:span><text:span text:style-name="T24_211">szkoda</text:span><text:span text:style-name="T24_212">,<text:s/></text:span><text:span text:style-name="T24_213">bo</text:span><text:span text:style-name="T24_214"><text:s/></text:span><text:span text:style-name="T24_215">efekt</text:span><text:span text:style-name="T24_216"><text:s/></text:span><text:span text:style-name="T24_217">ciężkiej</text:span><text:span text:style-name="T24_218"><text:s/></text:span><text:span text:style-name="T24_219">pracy</text:span><text:span text:style-name="T24_220"><text:s/></text:span><text:span text:style-name="T24_221">Rune</text:span><text:span text:style-name="T24_222"><text:s/></text:span><text:span text:style-name="T24_223">Soldier</text:span><text:span text:style-name="T24_224"><text:s/></text:span><text:span text:style-name="T24_225">Dana</text:span><text:span text:style-name="T24_226"><text:s/></text:span><text:span text:style-name="T24_227">wart</text:span><text:span text:style-name="T24_228"><text:s/></text:span><text:span text:style-name="T24_229">jest</text:span><text:span text:style-name="T24_230"><text:s/></text:span><text:span text:style-name="T24_231">przeczytania</text:span><text:span text:style-name="T24_232">.</text:span></text:p>
      <text:p text:style-name="P25"/>
      <text:p text:style-name="P26"><text:span text:style-name="T26_1">Opowiadanie</text:span><text:span text:style-name="T26_2"><text:s/></text:span><text:span text:style-name="T26_3">dostępne</text:span><text:span text:style-name="T26_4"><text:s/></text:span><text:span text:style-name="T26_5">jest</text:span><text:span text:style-name="T26_6"><text:s/></text:span><text:span text:style-name="T26_7">jedynie</text:span><text:span text:style-name="T26_8"><text:s/></text:span><text:span text:style-name="T26_9">po</text:span><text:span text:style-name="T26_10"><text:s/></text:span><text:span text:style-name="T26_11">angielsku</text:span><text:span text:style-name="T26_12">,<text:s/></text:span><text:span text:style-name="T26_13">jednak</text:span><text:span text:style-name="T26_14"><text:s/></text:span><text:span text:style-name="T26_15">napisane</text:span><text:span text:style-name="T26_16"><text:s/></text:span><text:span text:style-name="T26_17">jest</text:span><text:span text:style-name="T26_18"><text:s/></text:span><text:span text:style-name="T26_19">językiem</text:span><text:span text:style-name="T26_20"><text:s/></text:span><text:span text:style-name="T26_21">na</text:span><text:span text:style-name="T26_22"><text:s/></text:span><text:span text:style-name="T26_23">tyle</text:span><text:span text:style-name="T26_24"><text:s/></text:span><text:span text:style-name="T26_25">prostym</text:span><text:span text:style-name="T26_26">,<text:s/></text:span><text:span text:style-name="T26_27">że</text:span><text:span text:style-name="T26_28"><text:s/></text:span><text:span text:style-name="T26_29">osoba</text:span><text:span text:style-name="T26_30"><text:s/></text:span><text:span text:style-name="T26_31">znająca</text:span><text:span text:style-name="T26_32"><text:s/></text:span><text:span text:style-name="T26_33">piękną</text:span><text:span text:style-name="T26_34"><text:s/></text:span><text:span text:style-name="T26_35">mowę</text:span><text:span text:style-name="T26_36"><text:s/></text:span><text:span text:style-name="T26_37">Albionu</text:span><text:span text:style-name="T26_38"><text:s/></text:span><text:span text:style-name="T26_39">na</text:span><text:span text:style-name="T26_40"><text:s/></text:span><text:span text:style-name="T26_41">jako</text:span><text:span text:style-name="T26_42"><text:s/></text:span><text:span text:style-name="T26_43">takim</text:span><text:span text:style-name="T26_44"><text:s/></text:span><text:span text:style-name="T26_45">poziomie</text:span><text:span text:style-name="T26_46"><text:s/></text:span><text:span text:style-name="T26_47">powinna</text:span><text:span text:style-name="T26_48"><text:s/></text:span><text:span text:style-name="T26_49">zrozumieć</text:span><text:span text:style-name="T26_50"><text:s/></text:span><text:span text:style-name="T26_51">większość</text:span><text:span text:style-name="T26_52"><text:s/></text:span><text:span text:style-name="T26_53">dowcipów</text:span><text:span text:style-name="T26_54">,<text:s/></text:span><text:span text:style-name="T26_55">jedynie</text:span><text:span text:style-name="T26_56"><text:s/></text:span><text:span text:style-name="T26_57">od</text:span><text:span text:style-name="T26_58"><text:s/></text:span><text:span text:style-name="T26_59">czasu</text:span><text:span text:style-name="T26_60"><text:s/></text:span><text:span text:style-name="T26_61">do</text:span><text:span text:style-name="T26_62"><text:s/></text:span><text:span text:style-name="T26_63">czasu</text:span><text:span text:style-name="T26_64"><text:s/></text:span><text:span text:style-name="T26_65">posiłkując</text:span><text:span text:style-name="T26_66"><text:s/></text:span><text:span text:style-name="T26_67">się</text:span><text:span text:style-name="T26_68"><text:s/></text:span><text:span text:style-name="T26_69">słownikiem</text:span><text:span text:style-name="T26_70">.<text:s/></text:span><text:span text:style-name="T26_71">O</text:span><text:span text:style-name="T26_72"><text:s/></text:span><text:span text:style-name="T26_73">tłumaczeniu</text:span><text:span text:style-name="T26_74"><text:s/></text:span><text:span text:style-name="T26_75">nic</text:span><text:span text:style-name="T26_76"><text:s/></text:span><text:span text:style-name="T26_77">mi</text:span><text:span text:style-name="T26_78"><text:s/></text:span><text:span text:style-name="T26_79">nie</text:span><text:span text:style-name="T26_80"><text:s/></text:span><text:span text:style-name="T26_81">wiadomo</text:span><text:span text:style-name="T26_82">.<text:s/></text:span><text:span text:style-name="T26_83">A</text:span><text:span text:style-name="T26_84"><text:s/></text:span><text:span text:style-name="T26_85">szkoda</text:span><text:span text:style-name="T26_86">,<text:s/></text:span><text:span text:style-name="T26_87">bo</text:span><text:span text:style-name="T26_88"><text:s/></text:span><text:span text:style-name="T26_89">fanfik</text:span><text:span text:style-name="T26_90"><text:s/></text:span><text:span text:style-name="T26_91">jest</text:span><text:span text:style-name="T26_92"><text:s/></text:span><text:span text:style-name="T26_93">wart</text:span><text:span text:style-name="T26_94"><text:s/></text:span><text:span text:style-name="T26_95">tego</text:span><text:span text:style-name="T26_96">,<text:s/></text:span><text:span text:style-name="T26_97">by</text:span><text:span text:style-name="T26_98"><text:s/></text:span><text:span text:style-name="T26_99">jakiś</text:span><text:span text:style-name="T26_100"><text:s/></text:span><text:span text:style-name="T26_101">uczynny</text:span><text:span text:style-name="T26_102"><text:s/></text:span><text:span text:style-name="T26_103">tłumacz</text:span><text:span text:style-name="T26_104"><text:s/></text:span><text:span text:style-name="T26_105">go</text:span><text:span text:style-name="T26_106"><text:s/></text:span><text:span text:style-name="T26_107">przełożył</text:span><text:span text:style-name="T26_108">.<text:s/></text:span><text:span text:style-name="T26_109">Póki</text:span><text:span text:style-name="T26_110"><text:s/></text:span><text:span text:style-name="T26_111">co</text:span><text:span text:style-name="T26_112"><text:s/></text:span><text:span text:style-name="T26_113">jednak</text:span><text:span text:style-name="T26_114"><text:s/></text:span><text:span text:style-name="T26_115">chętni</text:span><text:span text:style-name="T26_116"><text:s/></text:span><text:span text:style-name="T26_117">na</text:span><text:span text:style-name="T26_118"><text:s/></text:span><text:span text:style-name="T26_119">zapoznanie</text:span><text:span text:style-name="T26_120"><text:s/></text:span><text:span text:style-name="T26_121">się</text:span><text:span text:style-name="T26_122"><text:s/></text:span><text:span text:style-name="T26_123">z</text:span><text:span text:style-name="T26_124"><text:s/></text:span><text:span text:style-name="T26_125">miłosnymi</text:span><text:span text:style-name="T26_126"><text:s/></text:span><text:span text:style-name="T26_127">przygodami</text:span><text:span text:style-name="T26_128"><text:s/></text:span><text:span text:style-name="T26_129">Blueblooda</text:span><text:span text:style-name="T26_130"><text:s/></text:span><text:span text:style-name="T26_131">czytelnicy</text:span><text:span text:style-name="T26_132"><text:s/></text:span><text:span text:style-name="T26_133">muszą</text:span><text:span text:style-name="T26_134"><text:s/></text:span><text:span text:style-name="T26_135">zaprzyjaźnić</text:span><text:span text:style-name="T26_136"><text:s/></text:span><text:span text:style-name="T26_137">się</text:span><text:span text:style-name="T26_138"><text:s/></text:span><text:span text:style-name="T26_139">z</text:span><text:span text:style-name="T26_140"><text:s/></text:span><text:span text:style-name="T26_141">językiem</text:span><text:span text:style-name="T26_142"><text:s/></text:span><text:span text:style-name="T26_143">angielskim</text:span><text:span text:style-name="T26_144"><text:s/>–<text:s/></text:span><text:span text:style-name="T26_145">co</text:span><text:span text:style-name="T26_146"><text:s/></text:span><text:span text:style-name="T26_147">polecam</text:span><text:span text:style-name="T26_148"><text:s/></text:span><text:span text:style-name="T26_149">zrobić</text:span><text:span text:style-name="T26_150">,<text:s/></text:span><text:span text:style-name="T26_151">dzięki</text:span><text:span text:style-name="T26_152"><text:s/></text:span><text:span text:style-name="T26_153">temu</text:span><text:span text:style-name="T26_154"><text:s/></text:span><text:span text:style-name="T26_155">przeczytacie</text:span><text:span text:style-name="T26_156"><text:s/></text:span><text:span text:style-name="T26_157">o</text:span><text:span text:style-name="T26_158"><text:s/></text:span><text:span text:style-name="T26_159">wiele</text:span><text:span text:style-name="T26_160"><text:s/></text:span><text:span text:style-name="T26_161">więcej</text:span><text:span text:style-name="T26_162"><text:s/></text:span><text:span text:style-name="T26_163">równie</text:span><text:span text:style-name="T26_164"><text:s/></text:span><text:span text:style-name="T26_165">ciekawych</text:span><text:span text:style-name="T26_166"><text:s/></text:span><text:span text:style-name="T26_167">fanfików</text:span><text:span text:style-name="T26_168">,<text:s/></text:span><text:span text:style-name="T26_169">a</text:span><text:span text:style-name="T26_170"><text:s/></text:span><text:span text:style-name="T26_171">i</text:span><text:span text:style-name="T26_172"><text:s/></text:span><text:span text:style-name="T26_173">przyda</text:span><text:span text:style-name="T26_174"><text:s/></text:span><text:span text:style-name="T26_175">się</text:span><text:span text:style-name="T26_176"><text:s/></text:span><text:span text:style-name="T26_177">w</text:span><text:span text:style-name="T26_178"><text:s/></text:span><text:span text:style-name="T26_179">życiu</text:span><text:span text:style-name="T26_180">,<text:s/></text:span><text:span text:style-name="T26_181">chyba</text:span><text:span text:style-name="T26_182"><text:s/></text:span><text:span text:style-name="T26_183">że</text:span><text:span text:style-name="T26_184"><text:s/></text:span><text:span text:style-name="T26_185">jesteście</text:span><text:span text:style-name="T26_186"><text:s/></text:span><text:span text:style-name="T26_187">pesymistami</text:span><text:span text:style-name="T26_188"><text:s/></text:span><text:span text:style-name="T26_189">i</text:span><text:span text:style-name="T26_190"><text:s/></text:span><text:span text:style-name="T26_191">wolicie</text:span><text:span text:style-name="T26_192"><text:s/></text:span><text:span text:style-name="T26_193">uczyć</text:span><text:span text:style-name="T26_194"><text:s/></text:span><text:span text:style-name="T26_195">się</text:span><text:span text:style-name="T26_196"><text:s/></text:span><text:span text:style-name="T26_197"><office:annotation><dc:creator/><text:p text:style-name="P27"><text:span text:style-name="T27_1">w</text:span><text:span text:style-name="T27_2"><text:s/></text:span><text:span text:style-name="T27_3">obecnej</text:span><text:span text:style-name="T27_4"><text:s/></text:span><text:span text:style-name="T27_5">sytuacji</text:span><text:span text:style-name="T27_6"><text:s/></text:span><text:span text:style-name="T27_7">to</text:span><text:span text:style-name="T27_8"><text:s/></text:span><text:span text:style-name="T27_9">prędzej</text:span><text:span text:style-name="T27_10"><text:s/></text:span><text:span text:style-name="T27_11">rosyjskiego</text:span><text:span text:style-name="T27_12"><text:s/>:</text:span><text:span text:style-name="T27_13">P</text:span></text:p></office:annotation></text:span><text:span text:style-name="T27_14">arabskiego</text:span><text:span text:style-name="T27_15">.</text:span></text:p>
      <text:p text:style-name="P28"/>
      <text:p text:style-name="P29"><text:span text:style-name="T29_1">Reasumując</text:span><text:span text:style-name="T29_2">,<text:s/>„</text:span><text:span text:style-name="T29_3">The</text:span><text:span text:style-name="T29_4"><text:s/></text:span><text:span text:style-name="T29_5">Blueblood</text:span><text:span text:style-name="T29_6"><text:s/></text:span><text:span text:style-name="T29_7">Chronicles</text:span><text:span text:style-name="T29_8">”<text:s/></text:span><text:span text:style-name="T29_9">to</text:span><text:span text:style-name="T29_10"><text:s/></text:span><text:span text:style-name="T29_11">fanfik</text:span><text:span text:style-name="T29_12"><text:s/></text:span><text:span text:style-name="T29_13">niemalże</text:span><text:span text:style-name="T29_14"><text:s/></text:span><text:span text:style-name="T29_15">doskonały</text:span><text:span text:style-name="T29_16">,<text:s/></text:span><text:span text:style-name="T29_17">idealna</text:span><text:span text:style-name="T29_18">,<text:s/></text:span><text:span text:style-name="T29_19">acz</text:span><text:span text:style-name="T29_20"><text:s/></text:span><text:span text:style-name="T29_21">nieco</text:span><text:span text:style-name="T29_22"><text:s/></text:span><text:span text:style-name="T29_23">zapomniana</text:span><text:span text:style-name="T29_24"><text:s/></text:span><text:span text:style-name="T29_25">komedia</text:span><text:span text:style-name="T29_26"><text:s/></text:span><text:span text:style-name="T29_27">romantyczna</text:span><text:span text:style-name="T29_28">,<text:s/></text:span><text:span text:style-name="T29_29">która</text:span><text:span text:style-name="T29_30"><text:s/></text:span><text:span text:style-name="T29_31">znacznie</text:span><text:span text:style-name="T29_32"><text:s/></text:span><text:span text:style-name="T29_33">rozbudowuje</text:span><text:span text:style-name="T29_34"><text:s/></text:span><text:span text:style-name="T29_35">i</text:span><text:span text:style-name="T29_36"><text:s/></text:span><text:span text:style-name="T29_37">pozwala</text:span><text:span text:style-name="T29_38"><text:s/></text:span><text:span text:style-name="T29_39">spojrzeć</text:span><text:span text:style-name="T29_40"><text:s/></text:span><text:span text:style-name="T29_41">nieco</text:span><text:span text:style-name="T29_42"><text:s/></text:span><text:span text:style-name="T29_43">przychylniej</text:span><text:span text:style-name="T29_44"><text:s/></text:span><text:span text:style-name="T29_45">na</text:span><text:span text:style-name="T29_46"><text:s/></text:span><text:span text:style-name="T29_47">jedną</text:span><text:span text:style-name="T29_48"><text:s/></text:span><text:span text:style-name="T29_49">z</text:span><text:span text:style-name="T29_50"><text:s/></text:span><text:span text:style-name="T29_51">najbardziej</text:span><text:span text:style-name="T29_52"><text:s/></text:span><text:span text:style-name="T29_53">znienawidzonych</text:span><text:span text:style-name="T29_54"><text:s/></text:span><text:span text:style-name="T29_55">i</text:span><text:span text:style-name="T29_56"><text:s/></text:span><text:span text:style-name="T29_57">spłyconych</text:span><text:span text:style-name="T29_58"><text:s/></text:span><text:span text:style-name="T29_59">postaci</text:span><text:span text:style-name="T29_60"><text:s/></text:span><text:span text:style-name="T29_61">z</text:span><text:span text:style-name="T29_62"><text:s/></text:span><text:span text:style-name="T29_63">serialu</text:span><text:span text:style-name="T29_64">.<text:s/></text:span><text:span text:style-name="T29_65">Pozycja</text:span><text:span text:style-name="T29_66"><text:s/></text:span><text:span text:style-name="T29_67">obowiązkowa</text:span><text:span text:style-name="T29_68"><text:s/></text:span><text:span text:style-name="T29_69">dla</text:span><text:span text:style-name="T29_70"><text:s/></text:span><text:span text:style-name="T29_71">każdego</text:span><text:span text:style-name="T29_72"><text:s/></text:span><text:span text:style-name="T29_73">miłośnika</text:span><text:span text:style-name="T29_74"><text:s/></text:span><text:span text:style-name="T29_75">fandomowej</text:span><text:span text:style-name="T29_76"><text:s/></text:span><text:span text:style-name="T29_77">literatury</text:span><text:span text:style-name="T29_78">,<text:s/></text:span><text:span text:style-name="T29_79">zwłaszcza</text:span><text:span text:style-name="T29_80"><text:s/></text:span><text:span text:style-name="T29_81">wszelkiej</text:span><text:span text:style-name="T29_82"><text:s/></text:span><text:span text:style-name="T29_83">maści</text:span><text:span text:style-name="T29_84"><text:s/></text:span><text:span text:style-name="T29_85">romansów</text:span><text:span text:style-name="T29_86"><text:s/></text:span><text:span text:style-name="T29_87">i</text:span><text:span text:style-name="T29_88"><text:s/></text:span><text:span text:style-name="T29_89">okruchów</text:span><text:span text:style-name="T29_90"><text:s/></text:span><text:span text:style-name="T29_91">życia</text:span><text:span text:style-name="T29_92">.<text:s/></text:span><text:span text:style-name="T29_93">Oceny</text:span><text:span text:style-name="T29_94"><text:s/></text:span><text:span text:style-name="T29_95">końcowej</text:span><text:span text:style-name="T29_96"><text:s/></text:span><text:span text:style-name="T29_97">nie</text:span><text:span text:style-name="T29_98"><text:s/></text:span><text:span text:style-name="T29_99">będzie</text:span><text:span text:style-name="T29_100"><text:s/>–<text:s/></text:span><text:span text:style-name="T29_101">opisanie</text:span><text:span text:style-name="T29_102"><text:s/></text:span><text:span text:style-name="T29_103">tak</text:span><text:span text:style-name="T29_104"><text:s/></text:span><text:span text:style-name="T29_105">dobrych</text:span><text:span text:style-name="T29_106"><text:s/></text:span><text:span text:style-name="T29_107">opowiadań</text:span><text:span text:style-name="T29_108"><text:s/></text:span><text:span text:style-name="T29_109">cyframi</text:span><text:span text:style-name="T29_110"><text:s/></text:span><text:span text:style-name="T29_111">jest</text:span><text:span text:style-name="T29_112"><text:s/></text:span><text:span text:style-name="T29_113">po</text:span><text:span text:style-name="T29_114"><text:s/></text:span><text:span text:style-name="T29_115">prostu</text:span><text:span text:style-name="T29_116"><text:s/></text:span><text:span text:style-name="T29_117">niemożliwe</text:span><text:span text:style-name="T29_118">.</text:span></text:p>
      <text:p text:style-name="P30"/>
      <text:p text:style-name="P31"/>
      <text:p text:style-name="P32"/>
      <text:p text:style-name="P33"/>
      <text:p text:style-name="P34"><text:span text:style-name="T34_1">Arty</text:span><text:span text:style-name="T34_2">:</text:span></text:p>
      <text:p text:style-name="P35"><text:span text:style-name="T35_1"><text:a xlink:type="simple" xlink:href="http://th01.deviantart.net/fs71/PRE/i/2011/360/9/1/fleur_blueblood_preview_by_pixelkitties-d4k9rqy.png"><text:span text:style-name="T35_2">http</text:span></text:a></text:span><text:span text:style-name="T35_3"><text:a xlink:type="simple" xlink:href="http://th01.deviantart.net/fs71/PRE/i/2011/360/9/1/fleur_blueblood_preview_by_pixelkitties-d4k9rqy.png"><text:span text:style-name="T35_4">://</text:span></text:a></text:span><text:span text:style-name="T35_5"><text:a xlink:type="simple" xlink:href="http://th01.deviantart.net/fs71/PRE/i/2011/360/9/1/fleur_blueblood_preview_by_pixelkitties-d4k9rqy.png"><text:span text:style-name="T35_6">th</text:span></text:a></text:span><text:span text:style-name="T35_7"><text:a xlink:type="simple" xlink:href="http://th01.deviantart.net/fs71/PRE/i/2011/360/9/1/fleur_blueblood_preview_by_pixelkitties-d4k9rqy.png"><text:span text:style-name="T35_8">01.</text:span></text:a></text:span><text:span text:style-name="T35_9"><text:a xlink:type="simple" xlink:href="http://th01.deviantart.net/fs71/PRE/i/2011/360/9/1/fleur_blueblood_preview_by_pixelkitties-d4k9rqy.png"><text:span text:style-name="T35_10">deviantart</text:span></text:a></text:span><text:span text:style-name="T35_11"><text:a xlink:type="simple" xlink:href="http://th01.deviantart.net/fs71/PRE/i/2011/360/9/1/fleur_blueblood_preview_by_pixelkitties-d4k9rqy.png"><text:span text:style-name="T35_12">.</text:span></text:a></text:span><text:span text:style-name="T35_13"><text:a xlink:type="simple" xlink:href="http://th01.deviantart.net/fs71/PRE/i/2011/360/9/1/fleur_blueblood_preview_by_pixelkitties-d4k9rqy.png"><text:span text:style-name="T35_14">net</text:span></text:a></text:span><text:span text:style-name="T35_15"><text:a xlink:type="simple" xlink:href="http://th01.deviantart.net/fs71/PRE/i/2011/360/9/1/fleur_blueblood_preview_by_pixelkitties-d4k9rqy.png"><text:span text:style-name="T35_16">/</text:span></text:a></text:span><text:span text:style-name="T35_17"><text:a xlink:type="simple" xlink:href="http://th01.deviantart.net/fs71/PRE/i/2011/360/9/1/fleur_blueblood_preview_by_pixelkitties-d4k9rqy.png"><text:span text:style-name="T35_18">fs</text:span></text:a></text:span><text:span text:style-name="T35_19"><text:a xlink:type="simple" xlink:href="http://th01.deviantart.net/fs71/PRE/i/2011/360/9/1/fleur_blueblood_preview_by_pixelkitties-d4k9rqy.png"><text:span text:style-name="T35_20">71/</text:span></text:a></text:span><text:span text:style-name="T35_21"><text:a xlink:type="simple" xlink:href="http://th01.deviantart.net/fs71/PRE/i/2011/360/9/1/fleur_blueblood_preview_by_pixelkitties-d4k9rqy.png"><text:span text:style-name="T35_22">PRE</text:span></text:a></text:span><text:span text:style-name="T35_23"><text:a xlink:type="simple" xlink:href="http://th01.deviantart.net/fs71/PRE/i/2011/360/9/1/fleur_blueblood_preview_by_pixelkitties-d4k9rqy.png"><text:span text:style-name="T35_24">/</text:span></text:a></text:span><text:span text:style-name="T35_25"><text:a xlink:type="simple" xlink:href="http://th01.deviantart.net/fs71/PRE/i/2011/360/9/1/fleur_blueblood_preview_by_pixelkitties-d4k9rqy.png"><text:span text:style-name="T35_26">i</text:span></text:a></text:span><text:span text:style-name="T35_27"><text:a xlink:type="simple" xlink:href="http://th01.deviantart.net/fs71/PRE/i/2011/360/9/1/fleur_blueblood_preview_by_pixelkitties-d4k9rqy.png"><text:span text:style-name="T35_28">/2011/360/9/1/</text:span></text:a></text:span><text:span text:style-name="T35_29"><text:a xlink:type="simple" xlink:href="http://th01.deviantart.net/fs71/PRE/i/2011/360/9/1/fleur_blueblood_preview_by_pixelkitties-d4k9rqy.png"><text:span text:style-name="T35_30">fleur</text:span></text:a></text:span><text:span text:style-name="T35_31"><text:a xlink:type="simple" xlink:href="http://th01.deviantart.net/fs71/PRE/i/2011/360/9/1/fleur_blueblood_preview_by_pixelkitties-d4k9rqy.png"><text:span text:style-name="T35_32">_</text:span></text:a></text:span><text:span text:style-name="T35_33"><text:a xlink:type="simple" xlink:href="http://th01.deviantart.net/fs71/PRE/i/2011/360/9/1/fleur_blueblood_preview_by_pixelkitties-d4k9rqy.png"><text:span text:style-name="T35_34">blueblood</text:span></text:a></text:span><text:span text:style-name="T35_35"><text:a xlink:type="simple" xlink:href="http://th01.deviantart.net/fs71/PRE/i/2011/360/9/1/fleur_blueblood_preview_by_pixelkitties-d4k9rqy.png"><text:span text:style-name="T35_36">_</text:span></text:a></text:span><text:span text:style-name="T35_37"><text:a xlink:type="simple" xlink:href="http://th01.deviantart.net/fs71/PRE/i/2011/360/9/1/fleur_blueblood_preview_by_pixelkitties-d4k9rqy.png"><text:span text:style-name="T35_38">preview</text:span></text:a></text:span><text:span text:style-name="T35_39"><text:a xlink:type="simple" xlink:href="http://th01.deviantart.net/fs71/PRE/i/2011/360/9/1/fleur_blueblood_preview_by_pixelkitties-d4k9rqy.png"><text:span text:style-name="T35_40">_</text:span></text:a></text:span><text:span text:style-name="T35_41"><text:a xlink:type="simple" xlink:href="http://th01.deviantart.net/fs71/PRE/i/2011/360/9/1/fleur_blueblood_preview_by_pixelkitties-d4k9rqy.png"><text:span text:style-name="T35_42">by</text:span></text:a></text:span><text:span text:style-name="T35_43"><text:a xlink:type="simple" xlink:href="http://th01.deviantart.net/fs71/PRE/i/2011/360/9/1/fleur_blueblood_preview_by_pixelkitties-d4k9rqy.png"><text:span text:style-name="T35_44">_</text:span></text:a></text:span><text:span text:style-name="T35_45"><text:a xlink:type="simple" xlink:href="http://th01.deviantart.net/fs71/PRE/i/2011/360/9/1/fleur_blueblood_preview_by_pixelkitties-d4k9rqy.png"><text:span text:style-name="T35_46">pixelkitties</text:span></text:a></text:span><text:span text:style-name="T35_47"><text:a xlink:type="simple" xlink:href="http://th01.deviantart.net/fs71/PRE/i/2011/360/9/1/fleur_blueblood_preview_by_pixelkitties-d4k9rqy.png"><text:span text:style-name="T35_48">-</text:span></text:a></text:span><text:span text:style-name="T35_49"><text:a xlink:type="simple" xlink:href="http://th01.deviantart.net/fs71/PRE/i/2011/360/9/1/fleur_blueblood_preview_by_pixelkitties-d4k9rqy.png"><text:span text:style-name="T35_50">d</text:span></text:a></text:span><text:span text:style-name="T35_51"><text:a xlink:type="simple" xlink:href="http://th01.deviantart.net/fs71/PRE/i/2011/360/9/1/fleur_blueblood_preview_by_pixelkitties-d4k9rqy.png"><text:span text:style-name="T35_52">4</text:span></text:a></text:span><text:span text:style-name="T35_53"><text:a xlink:type="simple" xlink:href="http://th01.deviantart.net/fs71/PRE/i/2011/360/9/1/fleur_blueblood_preview_by_pixelkitties-d4k9rqy.png"><text:span text:style-name="T35_54">k</text:span></text:a></text:span><text:span text:style-name="T35_55"><text:a xlink:type="simple" xlink:href="http://th01.deviantart.net/fs71/PRE/i/2011/360/9/1/fleur_blueblood_preview_by_pixelkitties-d4k9rqy.png"><text:span text:style-name="T35_56">9</text:span></text:a></text:span><text:span text:style-name="T35_57"><text:a xlink:type="simple" xlink:href="http://th01.deviantart.net/fs71/PRE/i/2011/360/9/1/fleur_blueblood_preview_by_pixelkitties-d4k9rqy.png"><text:span text:style-name="T35_58">rqy</text:span></text:a></text:span><text:span text:style-name="T35_59"><text:a xlink:type="simple" xlink:href="http://th01.deviantart.net/fs71/PRE/i/2011/360/9/1/fleur_blueblood_preview_by_pixelkitties-d4k9rqy.png"><text:span text:style-name="T35_60">.</text:span></text:a></text:span><text:span text:style-name="T35_61"><text:a xlink:type="simple" xlink:href="http://th01.deviantart.net/fs71/PRE/i/2011/360/9/1/fleur_blueblood_preview_by_pixelkitties-d4k9rqy.png"><text:span text:style-name="T35_62">png</text:span></text:a></text:span></text:p>
      <text:p text:style-name="P36"><text:span text:style-name="T36_1">Źródło</text:span><text:span text:style-name="T36_2">:<text:s/></text:span><text:span text:style-name="T36_3"><text:a xlink:type="simple" xlink:href="http://pixelkitties.deviantart.com/art/Fleur-Blueblood-Preview-275912890"><text:span text:style-name="T36_4">http</text:span></text:a></text:span><text:span text:style-name="T36_5"><text:a xlink:type="simple" xlink:href="http://pixelkitties.deviantart.com/art/Fleur-Blueblood-Preview-275912890"><text:span text:style-name="T36_6">://</text:span></text:a></text:span><text:span text:style-name="T36_7"><text:a xlink:type="simple" xlink:href="http://pixelkitties.deviantart.com/art/Fleur-Blueblood-Preview-275912890"><text:span text:style-name="T36_8">pixelkitties</text:span></text:a></text:span><text:span text:style-name="T36_9"><text:a xlink:type="simple" xlink:href="http://pixelkitties.deviantart.com/art/Fleur-Blueblood-Preview-275912890"><text:span text:style-name="T36_10">.</text:span></text:a></text:span><text:span text:style-name="T36_11"><text:a xlink:type="simple" xlink:href="http://pixelkitties.deviantart.com/art/Fleur-Blueblood-Preview-275912890"><text:span text:style-name="T36_12">deviantart</text:span></text:a></text:span><text:span text:style-name="T36_13"><text:a xlink:type="simple" xlink:href="http://pixelkitties.deviantart.com/art/Fleur-Blueblood-Preview-275912890"><text:span text:style-name="T36_14">.</text:span></text:a></text:span><text:span text:style-name="T36_15"><text:a xlink:type="simple" xlink:href="http://pixelkitties.deviantart.com/art/Fleur-Blueblood-Preview-275912890"><text:span text:style-name="T36_16">com</text:span></text:a></text:span><text:span text:style-name="T36_17"><text:a xlink:type="simple" xlink:href="http://pixelkitties.deviantart.com/art/Fleur-Blueblood-Preview-275912890"><text:span text:style-name="T36_18">/</text:span></text:a></text:span><text:span text:style-name="T36_19"><text:a xlink:type="simple" xlink:href="http://pixelkitties.deviantart.com/art/Fleur-Blueblood-Preview-275912890"><text:span text:style-name="T36_20">art</text:span></text:a></text:span><text:span text:style-name="T36_21"><text:a xlink:type="simple" xlink:href="http://pixelkitties.deviantart.com/art/Fleur-Blueblood-Preview-275912890"><text:span text:style-name="T36_22">/</text:span></text:a></text:span><text:span text:style-name="T36_23"><text:a xlink:type="simple" xlink:href="http://pixelkitties.deviantart.com/art/Fleur-Blueblood-Preview-275912890"><text:span text:style-name="T36_24">Fleur</text:span></text:a></text:span><text:span text:style-name="T36_25"><text:a xlink:type="simple" xlink:href="http://pixelkitties.deviantart.com/art/Fleur-Blueblood-Preview-275912890"><text:span text:style-name="T36_26">-</text:span></text:a></text:span><text:span text:style-name="T36_27"><text:a xlink:type="simple" xlink:href="http://pixelkitties.deviantart.com/art/Fleur-Blueblood-Preview-275912890"><text:span text:style-name="T36_28">Blueblood</text:span></text:a></text:span><text:span text:style-name="T36_29"><text:a xlink:type="simple" xlink:href="http://pixelkitties.deviantart.com/art/Fleur-Blueblood-Preview-275912890"><text:span text:style-name="T36_30">-</text:span></text:a></text:span><text:span text:style-name="T36_31"><text:a xlink:type="simple" xlink:href="http://pixelkitties.deviantart.com/art/Fleur-Blueblood-Preview-275912890"><text:span text:style-name="T36_32">Preview</text:span></text:a></text:span><text:span text:style-name="T36_33"><text:a xlink:type="simple" xlink:href="http://pixelkitties.deviantart.com/art/Fleur-Blueblood-Preview-275912890"><text:span text:style-name="T36_34">-275912890</text:span></text:a></text:span></text:p>
      <text:p text:style-name="P37"/>
      <text:p text:style-name="P38"><text:span text:style-name="T38_1"><text:a xlink:type="simple" xlink:href="https://derpicdn.net/img/2013/7/29/385342/large.png"><text:span text:style-name="T38_2">https</text:span></text:a></text:span><text:span text:style-name="T38_3"><text:a xlink:type="simple" xlink:href="https://derpicdn.net/img/2013/7/29/385342/large.png"><text:span text:style-name="T38_4">://</text:span></text:a></text:span><text:span text:style-name="T38_5"><text:a xlink:type="simple" xlink:href="https://derpicdn.net/img/2013/7/29/385342/large.png"><text:span text:style-name="T38_6">derpicdn</text:span></text:a></text:span><text:span text:style-name="T38_7"><text:a xlink:type="simple" xlink:href="https://derpicdn.net/img/2013/7/29/385342/large.png"><text:span text:style-name="T38_8">.</text:span></text:a></text:span><text:span text:style-name="T38_9"><text:a xlink:type="simple" xlink:href="https://derpicdn.net/img/2013/7/29/385342/large.png"><text:span text:style-name="T38_10">net</text:span></text:a></text:span><text:span text:style-name="T38_11"><text:a xlink:type="simple" xlink:href="https://derpicdn.net/img/2013/7/29/385342/large.png"><text:span text:style-name="T38_12">/</text:span></text:a></text:span><text:span text:style-name="T38_13"><text:a xlink:type="simple" xlink:href="https://derpicdn.net/img/2013/7/29/385342/large.png"><text:span text:style-name="T38_14">img</text:span></text:a></text:span><text:span text:style-name="T38_15"><text:a xlink:type="simple" xlink:href="https://derpicdn.net/img/2013/7/29/385342/large.png"><text:span text:style-name="T38_16">/2013/7/29/385342/</text:span></text:a></text:span><text:span text:style-name="T38_17"><text:a xlink:type="simple" xlink:href="https://derpicdn.net/img/2013/7/29/385342/large.png"><text:span text:style-name="T38_18">large</text:span></text:a></text:span><text:span text:style-name="T38_19"><text:a xlink:type="simple" xlink:href="https://derpicdn.net/img/2013/7/29/385342/large.png"><text:span text:style-name="T38_20">.</text:span></text:a></text:span><text:span text:style-name="T38_21"><text:a xlink:type="simple" xlink:href="https://derpicdn.net/img/2013/7/29/385342/large.png"><text:span text:style-name="T38_22">png</text:span></text:a></text:span></text:p>
      <text:p text:style-name="P39"><text:span text:style-name="T39_1">Źródło</text:span><text:span text:style-name="T39_2">:<text:s/></text:span><text:span text:style-name="T39_3">https</text:span><text:span text:style-name="T39_4">://</text:span><text:span text:style-name="T39_5">derpiboo</text:span><text:span text:style-name="T39_6">.</text:span><text:span text:style-name="T39_7">ru</text:span><text:span text:style-name="T39_8">/385342?</text:span><text:span text:style-name="T39_9">scope</text:span><text:span text:style-name="T39_10">=</text:span><text:span text:style-name="T39_11">scpe</text:span><text:span text:style-name="T39_12">73</text:span><text:span text:style-name="T39_13">aeef</text:span><text:span text:style-name="T39_14">4109</text:span><text:span text:style-name="T39_15">bb</text:span><text:span text:style-name="T39_16">663</text:span><text:span text:style-name="T39_17">cfbf</text:span><text:span text:style-name="T39_18">2</text:span><text:span text:style-name="T39_19">ac</text:span><text:span text:style-name="T39_20">7106639</text:span><text:span text:style-name="T39_21">f</text:span><text:span text:style-name="T39_22">56068208</text:span><text:span text:style-name="T39_23">d</text:span><text:span text:style-name="T39_24">5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